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table:style-name="pd1" office:value-type="string" calcext:value-type="string">
            <text:p>PSR name</text:p>
          </table:table-cell>
          <table:table-cell table:style-name="pd1" office:value-type="string" calcext:value-type="string">
            <text:p>X-ray source</text:p>
          </table:table-cell>
          <table:table-cell table:style-name="pd1" office:value-type="string" calcext:value-type="string">
            <text:p>P</text:p>
          </table:table-cell>
          <table:table-cell table:style-name="pd1" office:value-type="string" calcext:value-type="string">
            <text:p>Pdot</text:p>
          </table:table-cell>
          <table:table-cell table:style-name="pd1" office:value-type="string" calcext:value-type="string">
            <text:p>Distance</text:p>
          </table:table-cell>
          <table:table-cell table:style-name="pd1" office:value-type="string" calcext:value-type="string">
            <text:p>LX</text:p>
          </table:table-cell>
          <table:table-cell table:style-name="pd1" office:value-type="string" calcext:value-type="string">
            <text:p>LSX</text:p>
          </table:table-cell>
          <table:table-cell table:style-name="pd1" office:value-type="string" calcext:value-type="string">
            <text:p>LHX</text:p>
          </table:table-cell>
          <table:table-cell table:style-name="pd1" office:value-type="string" calcext:value-type="string">
            <text:p>LG</text:p>
          </table:table-cell>
          <table:table-cell table:style-name="pd1" office:value-type="string" calcext:value-type="string">
            <text:p>Ref</text:p>
          </table:table-cell>
          <table:table-cell table:style-name="pd1" office:value-type="string" calcext:value-type="string">
            <text:p>X-ray pulsation re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_pulsation</text:p>
          </table:table-cell>
          <table:table-cell office:value-type="string" calcext:value-type="string">
            <text:p>Sorting_distance</text:p>
          </table:table-cell>
        </table:table-row>
        <table:table-row table:style-name="ro1">
          <table:table-cell office:value-type="string" calcext:value-type="string">
            <text:p>J0002+6216</text:p>
          </table:table-cell>
          <table:table-cell office:value-type="string" calcext:value-type="string">
            <text:p>2CXO J000258.1+621609</text:p>
          </table:table-cell>
          <table:table-cell office:value-type="float" office:value="0.115364" calcext:value-type="float">
            <text:p>0,115364</text:p>
          </table:table-cell>
          <table:table-cell office:value-type="float" office:value="5.97E-015" calcext:value-type="float">
            <text:p>5,97E-15</text:p>
          </table:table-cell>
          <table:table-cell office:value-type="string" calcext:value-type="string">
            <text:p>6.357</text:p>
          </table:table-cell>
          <table:table-cell office:value-type="string" calcext:value-type="string">
            <text:p>1.50E32</text:p>
          </table:table-cell>
          <table:table-cell office:value-type="string" calcext:value-type="string">
            <text:p>1.08E32</text:p>
          </table:table-cell>
          <table:table-cell office:value-type="string" calcext:value-type="string">
            <text:p>3.58E31</text:p>
          </table:table-cell>
          <table:table-cell office:value-type="string" calcext:value-type="string">
            <text:p>9.01E33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357</text:p>
          </table:table-cell>
        </table:table-row>
        <table:table-row table:style-name="ro1">
          <table:table-cell office:value-type="string" calcext:value-type="string">
            <text:p>J0006+1834</text:p>
          </table:table-cell>
          <table:table-cell office:value-type="string" calcext:value-type="string">
            <text:p>SRG/eROSITA J000604.8+183451</text:p>
          </table:table-cell>
          <table:table-cell office:value-type="float" office:value="0.693748" calcext:value-type="float">
            <text:p>0,693748</text:p>
          </table:table-cell>
          <table:table-cell office:value-type="float" office:value="2.1E-015" calcext:value-type="float">
            <text:p>2,1E-15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.09E30</text:p>
          </table:table-cell>
          <table:table-cell table:number-columns-repeated="3" office:value-type="string" calcext:value-type="string">
            <text:p>---</text:p>
          </table:table-cell>
          <table:table-cell office:value-type="string" calcext:value-type="string">
            <text:p>Shibanov(2025)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6</text:p>
          </table:table-cell>
        </table:table-row>
        <table:table-row table:style-name="ro1">
          <table:table-cell office:value-type="string" calcext:value-type="string">
            <text:p>J0007+7303</text:p>
          </table:table-cell>
          <table:table-cell office:value-type="string" calcext:value-type="string">
            <text:p>2CXO J000701.5+730308</text:p>
          </table:table-cell>
          <table:table-cell office:value-type="float" office:value="0.315873" calcext:value-type="float">
            <text:p>0,315873</text:p>
          </table:table-cell>
          <table:table-cell office:value-type="float" office:value="0.00000000000036" calcext:value-type="float">
            <text:p>3,6E-1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75E31</text:p>
          </table:table-cell>
          <table:table-cell office:value-type="string" calcext:value-type="string">
            <text:p>5.63E30</text:p>
          </table:table-cell>
          <table:table-cell office:value-type="string" calcext:value-type="string">
            <text:p>9.74E30</text:p>
          </table:table-cell>
          <table:table-cell office:value-type="string" calcext:value-type="string">
            <text:p>1.01E35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>Marelli (2012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office:value-type="string" calcext:value-type="string">
            <text:p>J0058-7218</text:p>
          </table:table-cell>
          <table:table-cell office:value-type="string" calcext:value-type="string">
            <text:p>2CXO J005816.8-721805</text:p>
          </table:table-cell>
          <table:table-cell office:value-type="float" office:value="0.021766" calcext:value-type="float">
            <text:p>0,021766</text:p>
          </table:table-cell>
          <table:table-cell office:value-type="float" office:value="0.0000000000000289" calcext:value-type="float">
            <text:p>2,89E-14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6.54E34</text:p>
          </table:table-cell>
          <table:table-cell office:value-type="string" calcext:value-type="string">
            <text:p>1.76E34</text:p>
          </table:table-cell>
          <table:table-cell office:value-type="string" calcext:value-type="string">
            <text:p>4.90E3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>Ho et al. (2022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.7</text:p>
          </table:table-cell>
        </table:table-row>
        <table:table-row table:style-name="ro1">
          <table:table-cell office:value-type="string" calcext:value-type="string">
            <text:p>J0108-1431</text:p>
          </table:table-cell>
          <table:table-cell office:value-type="string" calcext:value-type="string">
            <text:p>4XMM J010808.3-143150</text:p>
          </table:table-cell>
          <table:table-cell office:value-type="float" office:value="0.807565" calcext:value-type="float">
            <text:p>0,807565</text:p>
          </table:table-cell>
          <table:table-cell office:value-type="float" office:value="7.7E-017" calcext:value-type="float">
            <text:p>7,7E-1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.99E28</text:p>
          </table:table-cell>
          <table:table-cell office:value-type="string" calcext:value-type="string">
            <text:p>4.03E28</text:p>
          </table:table-cell>
          <table:table-cell office:value-type="string" calcext:value-type="string">
            <text:p>2.79E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</text:p>
          </table:table-cell>
        </table:table-row>
        <table:table-row table:style-name="ro1">
          <table:table-cell office:value-type="string" calcext:value-type="string">
            <text:p>J0117+5914</text:p>
          </table:table-cell>
          <table:table-cell office:value-type="string" calcext:value-type="string">
            <text:p>4XMM J011738.6+591438</text:p>
          </table:table-cell>
          <table:table-cell office:value-type="float" office:value="0.101439" calcext:value-type="float">
            <text:p>0,101439</text:p>
          </table:table-cell>
          <table:table-cell office:value-type="float" office:value="5.85E-015" calcext:value-type="float">
            <text:p>5,85E-15</text:p>
          </table:table-cell>
          <table:table-cell office:value-type="string" calcext:value-type="string">
            <text:p>1.768</text:p>
          </table:table-cell>
          <table:table-cell office:value-type="string" calcext:value-type="string">
            <text:p>9.21E30</text:p>
          </table:table-cell>
          <table:table-cell office:value-type="string" calcext:value-type="string">
            <text:p>5.07E30</text:p>
          </table:table-cell>
          <table:table-cell office:value-type="string" calcext:value-type="string">
            <text:p>3.46E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768</text:p>
          </table:table-cell>
        </table:table-row>
        <table:table-row table:style-name="ro1">
          <table:table-cell office:value-type="string" calcext:value-type="string">
            <text:p>J0205+6449b</text:p>
          </table:table-cell>
          <table:table-cell office:value-type="string" calcext:value-type="string">
            <text:p>2CXO J020537.9+644941</text:p>
          </table:table-cell>
          <table:table-cell office:value-type="float" office:value="0.065716" calcext:value-type="float">
            <text:p>0,065716</text:p>
          </table:table-cell>
          <table:table-cell office:value-type="float" office:value="0.000000000000194" calcext:value-type="float">
            <text:p>1,94E-13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.25E34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7.88E34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>Smith et al. (2023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2</text:p>
          </table:table-cell>
        </table:table-row>
        <table:table-row table:style-name="ro1">
          <table:table-cell office:value-type="string" calcext:value-type="string">
            <text:p>J0242+6256</text:p>
          </table:table-cell>
          <table:table-cell office:value-type="string" calcext:value-type="string">
            <text:p>SRG/eROSITA J024240.5+625642</text:p>
          </table:table-cell>
          <table:table-cell office:value-type="float" office:value="0.592" calcext:value-type="float">
            <text:p>0,592</text:p>
          </table:table-cell>
          <table:table-cell office:value-type="float" office:value="8E-015" calcext:value-type="float">
            <text:p>8E-1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2.38E30</text:p>
          </table:table-cell>
          <table:table-cell table:number-columns-repeated="3" office:value-type="string" calcext:value-type="string">
            <text:p>---</text:p>
          </table:table-cell>
          <table:table-cell office:value-type="string" calcext:value-type="string">
            <text:p>Shibanov(2025)</text:p>
          </table:table-cell>
          <table:table-cell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</text:p>
          </table:table-cell>
        </table:table-row>
        <table:table-row table:style-name="ro1">
          <table:table-cell office:value-type="string" calcext:value-type="string">
            <text:p>J0248+6021</text:p>
          </table:table-cell>
          <table:table-cell office:value-type="string" calcext:value-type="string">
            <text:p>SRG/eROSITA J024817.7+602132</text:p>
          </table:table-cell>
          <table:table-cell office:value-type="float" office:value="0.217094" calcext:value-type="float">
            <text:p>0,217094</text:p>
          </table:table-cell>
          <table:table-cell office:value-type="float" office:value="0.0000000000000551" calcext:value-type="float">
            <text:p>5,51E-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6E3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1.41E34</text:p>
          </table:table-cell>
          <table:table-cell office:value-type="string" calcext:value-type="string">
            <text:p>Shibanov(2025)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0357+3205</text:p>
          </table:table-cell>
          <table:table-cell office:value-type="string" calcext:value-type="string">
            <text:p>4XMM J035752.1+320519</text:p>
          </table:table-cell>
          <table:table-cell office:value-type="float" office:value="0.444104" calcext:value-type="float">
            <text:p>0,444104</text:p>
          </table:table-cell>
          <table:table-cell office:value-type="float" office:value="0.000000000000013" calcext:value-type="float">
            <text:p>1,3E-14</text:p>
          </table:table-cell>
          <table:table-cell office:value-type="string" calcext:value-type="string">
            <text:p>0.835</text:p>
          </table:table-cell>
          <table:table-cell office:value-type="string" calcext:value-type="string">
            <text:p>5.00E30</text:p>
          </table:table-cell>
          <table:table-cell office:value-type="string" calcext:value-type="string">
            <text:p>2.66E30</text:p>
          </table:table-cell>
          <table:table-cell office:value-type="string" calcext:value-type="string">
            <text:p>2.29E30</text:p>
          </table:table-cell>
          <table:table-cell office:value-type="string" calcext:value-type="string">
            <text:p>5.00E33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35</text:p>
          </table:table-cell>
        </table:table-row>
        <table:table-row table:style-name="ro1">
          <table:table-cell office:value-type="string" calcext:value-type="string">
            <text:p>J0358+5413b</text:p>
          </table:table-cell>
          <table:table-cell office:value-type="string" calcext:value-type="string">
            <text:p>2CXO J035853.7+541313</text:p>
          </table:table-cell>
          <table:table-cell office:value-type="float" office:value="0.156384" calcext:value-type="float">
            <text:p>0,156384</text:p>
          </table:table-cell>
          <table:table-cell office:value-type="float" office:value="4.39E-015" calcext:value-type="float">
            <text:p>4,39E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38E30</text:p>
          </table:table-cell>
          <table:table-cell table:number-columns-repeated="3" office:value-type="string" calcext:value-type="string">
            <text:p>---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>McGowan et al. (2006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0359+5414c</text:p>
          </table:table-cell>
          <table:table-cell office:value-type="string" calcext:value-type="string">
            <text:p>2CXO J035926.0+541455</text:p>
          </table:table-cell>
          <table:table-cell office:value-type="float" office:value="0.079427" calcext:value-type="float">
            <text:p>0,079427</text:p>
          </table:table-cell>
          <table:table-cell office:value-type="float" office:value="0.0000000000000167" calcext:value-type="float">
            <text:p>1,67E-14</text:p>
          </table:table-cell>
          <table:table-cell office:value-type="string" calcext:value-type="string">
            <text:p>&lt;3.45</text:p>
          </table:table-cell>
          <table:table-cell office:value-type="string" calcext:value-type="string">
            <text:p>&lt;8.18E30</text:p>
          </table:table-cell>
          <table:table-cell office:value-type="string" calcext:value-type="string">
            <text:p>&lt;3.62E30</text:p>
          </table:table-cell>
          <table:table-cell office:value-type="string" calcext:value-type="string">
            <text:p>&lt;3.72E30</text:p>
          </table:table-cell>
          <table:table-cell office:value-type="string" calcext:value-type="string">
            <text:p>&lt;2.02E35</text:p>
          </table:table-cell>
          <table:table-cell office:value-type="string" calcext:value-type="string">
            <text:p>Zyuzin et al. (2018)</text:p>
          </table:table-cell>
          <table:table-cell office:value-type="string" calcext:value-type="string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3.45</text:p>
          </table:table-cell>
        </table:table-row>
        <table:table-row table:style-name="ro1">
          <table:table-cell office:value-type="string" calcext:value-type="string">
            <text:p>J0534+2200b</text:p>
          </table:table-cell>
          <table:table-cell office:value-type="string" calcext:value-type="string">
            <text:p>4XMM J053431.1+220101</text:p>
          </table:table-cell>
          <table:table-cell office:value-type="float" office:value="0.033392" calcext:value-type="float">
            <text:p>0,033392</text:p>
          </table:table-cell>
          <table:table-cell office:value-type="float" office:value="0.000000000000421" calcext:value-type="float">
            <text:p>4,21E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32E36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6.85E35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>Smith et al. (2023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0537-6910b</text:p>
          </table:table-cell>
          <table:table-cell office:value-type="string" calcext:value-type="string">
            <text:p>2CXO J053747.4-691019</text:p>
          </table:table-cell>
          <table:table-cell office:value-type="float" office:value="0.016122" calcext:value-type="float">
            <text:p>0,016122</text:p>
          </table:table-cell>
          <table:table-cell office:value-type="float" office:value="0.0000000000000518" calcext:value-type="float">
            <text:p>5,18E-14</text:p>
          </table:table-cell>
          <table:table-cell office:value-type="string" calcext:value-type="string">
            <text:p>49.7</text:p>
          </table:table-cell>
          <table:table-cell office:value-type="string" calcext:value-type="string">
            <text:p>7.43E35</text:p>
          </table:table-cell>
          <table:table-cell table:number-columns-repeated="3" office:value-type="string" calcext:value-type="string">
            <text:p>---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>Ho et al. (2022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.7</text:p>
          </table:table-cell>
        </table:table-row>
        <table:table-row table:style-name="ro1">
          <table:table-cell office:value-type="string" calcext:value-type="string">
            <text:p>J0538+2817</text:p>
          </table:table-cell>
          <table:table-cell office:value-type="string" calcext:value-type="string">
            <text:p>4XMM J053825.1+281709</text:p>
          </table:table-cell>
          <table:table-cell office:value-type="float" office:value="0.143158" calcext:value-type="float">
            <text:p>0,143158</text:p>
          </table:table-cell>
          <table:table-cell office:value-type="float" office:value="3.67E-015" calcext:value-type="float">
            <text:p>3,67E-1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50E32</text:p>
          </table:table-cell>
          <table:table-cell table:number-columns-repeated="3" office:value-type="string" calcext:value-type="string">
            <text:p>---</text:p>
          </table:table-cell>
          <table:table-cell table:number-columns-repeated="2" office:value-type="string" calcext:value-type="string">
            <text:p>Ng et al. (2007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string" calcext:value-type="string">
            <text:p>J0540-6919b</text:p>
          </table:table-cell>
          <table:table-cell office:value-type="string" calcext:value-type="string">
            <text:p>4XMM J054011.0-691954</text:p>
          </table:table-cell>
          <table:table-cell office:value-type="float" office:value="0.05057" calcext:value-type="float">
            <text:p>0,05057</text:p>
          </table:table-cell>
          <table:table-cell office:value-type="float" office:value="0.000000000000479" calcext:value-type="float">
            <text:p>4,79E-13</text:p>
          </table:table-cell>
          <table:table-cell office:value-type="string" calcext:value-type="string">
            <text:p>49.7</text:p>
          </table:table-cell>
          <table:table-cell office:value-type="string" calcext:value-type="string">
            <text:p>3.02E36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7.89E36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>Smith et al. (2023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.7</text:p>
          </table:table-cell>
        </table:table-row>
        <table:table-row table:style-name="ro1">
          <table:table-cell office:value-type="string" calcext:value-type="string">
            <text:p>J0554+3107</text:p>
          </table:table-cell>
          <table:table-cell office:value-type="string" calcext:value-type="string">
            <text:p>4XMM J055405.0+310741</text:p>
          </table:table-cell>
          <table:table-cell office:value-type="float" office:value="0.464961" calcext:value-type="float">
            <text:p>0,464961</text:p>
          </table:table-cell>
          <table:table-cell office:value-type="float" office:value="0.000000000000143" calcext:value-type="float">
            <text:p>1,43E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00E32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8.92E33</text:p>
          </table:table-cell>
          <table:table-cell office:value-type="string" calcext:value-type="string">
            <text:p>Tanashkin et al. (2022)</text:p>
          </table:table-cell>
          <table:table-cell office:value-type="string" calcext:value-type="string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0614+2229</text:p>
          </table:table-cell>
          <table:table-cell office:value-type="string" calcext:value-type="string">
            <text:p>4XMM J061416.8+222953</text:p>
          </table:table-cell>
          <table:table-cell office:value-type="float" office:value="0.33496" calcext:value-type="float">
            <text:p>0,33496</text:p>
          </table:table-cell>
          <table:table-cell office:value-type="float" office:value="0.0000000000000594" calcext:value-type="float">
            <text:p>5,94E-1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9.18E30</text:p>
          </table:table-cell>
          <table:table-cell office:value-type="string" calcext:value-type="string">
            <text:p>4.92E30</text:p>
          </table:table-cell>
          <table:table-cell office:value-type="string" calcext:value-type="string">
            <text:p>3.09E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5</text:p>
          </table:table-cell>
        </table:table-row>
        <table:table-row table:style-name="ro1">
          <table:table-cell office:value-type="string" calcext:value-type="string">
            <text:p>J0630-2834</text:p>
          </table:table-cell>
          <table:table-cell office:value-type="string" calcext:value-type="string">
            <text:p>4XMM J063049.3-283443</text:p>
          </table:table-cell>
          <table:table-cell office:value-type="float" office:value="1.244419" calcext:value-type="float">
            <text:p>1,244419</text:p>
          </table:table-cell>
          <table:table-cell office:value-type="float" office:value="7.12E-015" calcext:value-type="float">
            <text:p>7,12E-1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4.98E29</text:p>
          </table:table-cell>
          <table:table-cell office:value-type="string" calcext:value-type="string">
            <text:p>3.49E29</text:p>
          </table:table-cell>
          <table:table-cell office:value-type="string" calcext:value-type="string">
            <text:p>1.48E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>Rigoselli &amp; Mereghetti (2018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2</text:p>
          </table:table-cell>
        </table:table-row>
        <table:table-row table:style-name="ro1">
          <table:table-cell office:value-type="string" calcext:value-type="string">
            <text:p>J0633+0632</text:p>
          </table:table-cell>
          <table:table-cell office:value-type="string" calcext:value-type="string">
            <text:p>4XMM J063344.1+063230</text:p>
          </table:table-cell>
          <table:table-cell office:value-type="float" office:value="0.297395" calcext:value-type="float">
            <text:p>0,297395</text:p>
          </table:table-cell>
          <table:table-cell office:value-type="float" office:value="0.0000000000000796" calcext:value-type="float">
            <text:p>7,96E-14</text:p>
          </table:table-cell>
          <table:table-cell office:value-type="string" calcext:value-type="string">
            <text:p>1.355</text:p>
          </table:table-cell>
          <table:table-cell office:value-type="string" calcext:value-type="string">
            <text:p>2.83E31</text:p>
          </table:table-cell>
          <table:table-cell office:value-type="string" calcext:value-type="string">
            <text:p>1.89E31</text:p>
          </table:table-cell>
          <table:table-cell office:value-type="string" calcext:value-type="string">
            <text:p>8.87E30</text:p>
          </table:table-cell>
          <table:table-cell office:value-type="string" calcext:value-type="string">
            <text:p>2.09E34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>Danilenko et al. (2020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55</text:p>
          </table:table-cell>
        </table:table-row>
        <table:table-row table:style-name="ro1">
          <table:table-cell office:value-type="string" calcext:value-type="string">
            <text:p>J0633+1746b</text:p>
          </table:table-cell>
          <table:table-cell office:value-type="string" calcext:value-type="string">
            <text:p>4XMM J063354.2+174614</text:p>
          </table:table-cell>
          <table:table-cell office:value-type="float" office:value="0.237099" calcext:value-type="float">
            <text:p>0,237099</text:p>
          </table:table-cell>
          <table:table-cell office:value-type="float" office:value="0.000000000000011" calcext:value-type="float">
            <text:p>1,1E-14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.48E3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1.82E34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>Smith et al. (2023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</text:p>
          </table:table-cell>
        </table:table-row>
        <table:table-row table:style-name="ro1">
          <table:table-cell office:value-type="string" calcext:value-type="string">
            <text:p>J0659+1414b</text:p>
          </table:table-cell>
          <table:table-cell office:value-type="string" calcext:value-type="string">
            <text:p>4XMM J065948.1+141421</text:p>
          </table:table-cell>
          <table:table-cell office:value-type="float" office:value="0.384921" calcext:value-type="float">
            <text:p>0,384921</text:p>
          </table:table-cell>
          <table:table-cell office:value-type="float" office:value="0.000000000000055" calcext:value-type="float">
            <text:p>5,5E-14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1.51E3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2.64E32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>Smith et al. (2023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9</text:p>
          </table:table-cell>
        </table:table-row>
        <table:table-row table:style-name="ro1">
          <table:table-cell office:value-type="string" calcext:value-type="string">
            <text:p>J0742-2822</text:p>
          </table:table-cell>
          <table:table-cell office:value-type="string" calcext:value-type="string">
            <text:p>2CXO J074249.0-282243</text:p>
          </table:table-cell>
          <table:table-cell office:value-type="float" office:value="0.166762" calcext:value-type="float">
            <text:p>0,166762</text:p>
          </table:table-cell>
          <table:table-cell office:value-type="float" office:value="0.0000000000000168" calcext:value-type="float">
            <text:p>1,68E-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0E30</text:p>
          </table:table-cell>
          <table:table-cell office:value-type="string" calcext:value-type="string">
            <text:p>1.49E30</text:p>
          </table:table-cell>
          <table:table-cell office:value-type="string" calcext:value-type="string">
            <text:p>1.65E30</text:p>
          </table:table-cell>
          <table:table-cell office:value-type="string" calcext:value-type="string">
            <text:p>7.28E33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0826+2637</text:p>
          </table:table-cell>
          <table:table-cell office:value-type="string" calcext:value-type="string">
            <text:p>4XMM J082651.4+263721</text:p>
          </table:table-cell>
          <table:table-cell office:value-type="float" office:value="0.530661" calcext:value-type="float">
            <text:p>0,530661</text:p>
          </table:table-cell>
          <table:table-cell office:value-type="float" office:value="1.71E-015" calcext:value-type="float">
            <text:p>1,71E-1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4E29</text:p>
          </table:table-cell>
          <table:table-cell office:value-type="string" calcext:value-type="string">
            <text:p>4.21E29</text:p>
          </table:table-cell>
          <table:table-cell office:value-type="string" calcext:value-type="string">
            <text:p>1.96E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>Hermsen et al. (2018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J0835-4510b</text:p>
          </table:table-cell>
          <table:table-cell office:value-type="string" calcext:value-type="string">
            <text:p>4XMM J083520.4-451032</text:p>
          </table:table-cell>
          <table:table-cell office:value-type="float" office:value="0.089328" calcext:value-type="float">
            <text:p>0,089328</text:p>
          </table:table-cell>
          <table:table-cell office:value-type="float" office:value="0.000000000000125" calcext:value-type="float">
            <text:p>1,25E-13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2.20E32</text:p>
          </table:table-cell>
          <table:table-cell table:number-columns-repeated="3" office:value-type="string" calcext:value-type="string">
            <text:p>---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>Smith et al. (2023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</text:p>
          </table:table-cell>
        </table:table-row>
        <table:table-row table:style-name="ro1">
          <table:table-cell office:value-type="string" calcext:value-type="string">
            <text:p>J0908-4913</text:p>
          </table:table-cell>
          <table:table-cell office:value-type="string" calcext:value-type="string">
            <text:p>2CXO J090835.4-491305</text:p>
          </table:table-cell>
          <table:table-cell office:value-type="float" office:value="0.106769" calcext:value-type="float">
            <text:p>0,106769</text:p>
          </table:table-cell>
          <table:table-cell office:value-type="float" office:value="0.0000000000000151" calcext:value-type="float">
            <text:p>1,51E-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70E29</text:p>
          </table:table-cell>
          <table:table-cell office:value-type="string" calcext:value-type="string">
            <text:p>9.47E28</text:p>
          </table:table-cell>
          <table:table-cell office:value-type="string" calcext:value-type="string">
            <text:p>6.93E29</text:p>
          </table:table-cell>
          <table:table-cell office:value-type="string" calcext:value-type="string">
            <text:p>2.62E33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0922+0638</text:p>
          </table:table-cell>
          <table:table-cell office:value-type="string" calcext:value-type="string">
            <text:p>4XMM J092214.0+063822</text:p>
          </table:table-cell>
          <table:table-cell office:value-type="float" office:value="0.430627" calcext:value-type="float">
            <text:p>0,430627</text:p>
          </table:table-cell>
          <table:table-cell office:value-type="float" office:value="0.0000000000000137" calcext:value-type="float">
            <text:p>1,37E-1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00E30</text:p>
          </table:table-cell>
          <table:table-cell office:value-type="string" calcext:value-type="string">
            <text:p>1.19E30</text:p>
          </table:table-cell>
          <table:table-cell office:value-type="string" calcext:value-type="string">
            <text:p>2.97E29</text:p>
          </table:table-cell>
          <table:table-cell office:value-type="string" calcext:value-type="string">
            <text:p>3.12E32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office:value-type="string" calcext:value-type="string">
            <text:p>J0946+0951</text:p>
          </table:table-cell>
          <table:table-cell office:value-type="string" calcext:value-type="string">
            <text:p>4XMM J094607.7+095159</text:p>
          </table:table-cell>
          <table:table-cell office:value-type="float" office:value="1.097706" calcext:value-type="float">
            <text:p>1,097706</text:p>
          </table:table-cell>
          <table:table-cell office:value-type="float" office:value="3.49E-015" calcext:value-type="float">
            <text:p>3,49E-15</text:p>
          </table:table-cell>
          <table:table-cell office:value-type="string" calcext:value-type="string">
            <text:p>0.892</text:p>
          </table:table-cell>
          <table:table-cell office:value-type="string" calcext:value-type="string">
            <text:p>1.23E30</text:p>
          </table:table-cell>
          <table:table-cell office:value-type="string" calcext:value-type="string">
            <text:p>8.68E29</text:p>
          </table:table-cell>
          <table:table-cell office:value-type="string" calcext:value-type="string">
            <text:p>5.00E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>Rigoselli et al. (2019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92</text:p>
          </table:table-cell>
        </table:table-row>
        <table:table-row table:style-name="ro1">
          <table:table-cell office:value-type="string" calcext:value-type="string">
            <text:p>J0953+0755</text:p>
          </table:table-cell>
          <table:table-cell office:value-type="string" calcext:value-type="string">
            <text:p>4XMM J095309.2+075536</text:p>
          </table:table-cell>
          <table:table-cell office:value-type="float" office:value="0.253065" calcext:value-type="float">
            <text:p>0,253065</text:p>
          </table:table-cell>
          <table:table-cell office:value-type="float" office:value="2.3E-016" calcext:value-type="float">
            <text:p>2,3E-16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7.62E29</text:p>
          </table:table-cell>
          <table:table-cell office:value-type="string" calcext:value-type="string">
            <text:p>3.27E29</text:p>
          </table:table-cell>
          <table:table-cell office:value-type="string" calcext:value-type="string">
            <text:p>4.36E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>Becker et al. (2004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61</text:p>
          </table:table-cell>
        </table:table-row>
        <table:table-row table:style-name="ro1">
          <table:table-cell office:value-type="string" calcext:value-type="string">
            <text:p>J1016-5857b</text:p>
          </table:table-cell>
          <table:table-cell office:value-type="string" calcext:value-type="string">
            <text:p>2CXO J101621.2-585711</text:p>
          </table:table-cell>
          <table:table-cell office:value-type="float" office:value="0.107386" calcext:value-type="float">
            <text:p>0,107386</text:p>
          </table:table-cell>
          <table:table-cell office:value-type="float" office:value="0.0000000000000808" calcext:value-type="float">
            <text:p>8,08E-14</text:p>
          </table:table-cell>
          <table:table-cell office:value-type="string" calcext:value-type="string">
            <text:p>3.162</text:p>
          </table:table-cell>
          <table:table-cell office:value-type="string" calcext:value-type="string">
            <text:p>5.00E31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8.38E34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162</text:p>
          </table:table-cell>
        </table:table-row>
        <table:table-row table:style-name="ro1">
          <table:table-cell office:value-type="string" calcext:value-type="string">
            <text:p>J1023-5746</text:p>
          </table:table-cell>
          <table:table-cell office:value-type="string" calcext:value-type="string">
            <text:p>2CXO J102302.8-574606</text:p>
          </table:table-cell>
          <table:table-cell office:value-type="float" office:value="0.111472" calcext:value-type="float">
            <text:p>0,111472</text:p>
          </table:table-cell>
          <table:table-cell office:value-type="float" office:value="0.000000000000384" calcext:value-type="float">
            <text:p>3,84E-13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3.52E31</text:p>
          </table:table-cell>
          <table:table-cell office:value-type="string" calcext:value-type="string">
            <text:p>4.19E30</text:p>
          </table:table-cell>
          <table:table-cell office:value-type="string" calcext:value-type="string">
            <text:p>4.80E31</text:p>
          </table:table-cell>
          <table:table-cell office:value-type="string" calcext:value-type="string">
            <text:p>7.54E34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08</text:p>
          </table:table-cell>
        </table:table-row>
        <table:table-row table:style-name="ro1">
          <table:table-cell office:value-type="string" calcext:value-type="string">
            <text:p>J1028-5819</text:p>
          </table:table-cell>
          <table:table-cell office:value-type="string" calcext:value-type="string">
            <text:p>2CXO J102827.8-581906</text:p>
          </table:table-cell>
          <table:table-cell office:value-type="float" office:value="0.091403" calcext:value-type="float">
            <text:p>0,091403</text:p>
          </table:table-cell>
          <table:table-cell office:value-type="float" office:value="0.0000000000000161" calcext:value-type="float">
            <text:p>1,61E-14</text:p>
          </table:table-cell>
          <table:table-cell office:value-type="string" calcext:value-type="string">
            <text:p>1.423</text:p>
          </table:table-cell>
          <table:table-cell office:value-type="string" calcext:value-type="string">
            <text:p>1.54E31</text:p>
          </table:table-cell>
          <table:table-cell office:value-type="string" calcext:value-type="string">
            <text:p>7.40E30</text:p>
          </table:table-cell>
          <table:table-cell office:value-type="string" calcext:value-type="string">
            <text:p>8.63E30</text:p>
          </table:table-cell>
          <table:table-cell office:value-type="string" calcext:value-type="string">
            <text:p>5.94E34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23</text:p>
          </table:table-cell>
        </table:table-row>
        <table:table-row table:style-name="ro1">
          <table:table-cell office:value-type="string" calcext:value-type="string">
            <text:p>J1044-5737</text:p>
          </table:table-cell>
          <table:table-cell office:value-type="string" calcext:value-type="string">
            <text:p>2CXO J104432.8-573719</text:p>
          </table:table-cell>
          <table:table-cell office:value-type="float" office:value="0.139029" calcext:value-type="float">
            <text:p>0,139029</text:p>
          </table:table-cell>
          <table:table-cell office:value-type="float" office:value="0.0000000000000546" calcext:value-type="float">
            <text:p>5,46E-14</text:p>
          </table:table-cell>
          <table:table-cell office:value-type="string" calcext:value-type="string">
            <text:p>1.895</text:p>
          </table:table-cell>
          <table:table-cell office:value-type="string" calcext:value-type="string">
            <text:p>1.38E31</text:p>
          </table:table-cell>
          <table:table-cell office:value-type="string" calcext:value-type="string">
            <text:p>9.93E30</text:p>
          </table:table-cell>
          <table:table-cell office:value-type="string" calcext:value-type="string">
            <text:p>4.53E30</text:p>
          </table:table-cell>
          <table:table-cell office:value-type="string" calcext:value-type="string">
            <text:p>4.89E34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895</text:p>
          </table:table-cell>
        </table:table-row>
        <table:table-row table:style-name="ro1">
          <table:table-cell office:value-type="string" calcext:value-type="string">
            <text:p>J1048-5832b</text:p>
          </table:table-cell>
          <table:table-cell office:value-type="string" calcext:value-type="string">
            <text:p>4XMM J104812.7-583204</text:p>
          </table:table-cell>
          <table:table-cell office:value-type="float" office:value="0.123725" calcext:value-type="float">
            <text:p>0,123725</text:p>
          </table:table-cell>
          <table:table-cell office:value-type="float" office:value="0.0000000000000961" calcext:value-type="float">
            <text:p>9,61E-1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.60E31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1.86E35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9</text:p>
          </table:table-cell>
        </table:table-row>
        <table:table-row table:style-name="ro1">
          <table:table-cell office:value-type="string" calcext:value-type="string">
            <text:p>J1057-5226</text:p>
          </table:table-cell>
          <table:table-cell office:value-type="string" calcext:value-type="string">
            <text:p>4XMM J105758.9-522656</text:p>
          </table:table-cell>
          <table:table-cell office:value-type="float" office:value="0.197115" calcext:value-type="float">
            <text:p>0,197115</text:p>
          </table:table-cell>
          <table:table-cell office:value-type="float" office:value="5.84E-015" calcext:value-type="float">
            <text:p>5,84E-15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1.44E30</text:p>
          </table:table-cell>
          <table:table-cell office:value-type="string" calcext:value-type="string">
            <text:p>1.38E30</text:p>
          </table:table-cell>
          <table:table-cell office:value-type="string" calcext:value-type="string">
            <text:p>6.92E28</text:p>
          </table:table-cell>
          <table:table-cell office:value-type="string" calcext:value-type="string">
            <text:p>4.34E33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>Smith et al. (2023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3</text:p>
          </table:table-cell>
        </table:table-row>
        <table:table-row table:style-name="ro1">
          <table:table-cell office:value-type="string" calcext:value-type="string">
            <text:p>J1101-6101b</text:p>
          </table:table-cell>
          <table:table-cell office:value-type="string" calcext:value-type="string">
            <text:p>2CXO J110144.8-610138</text:p>
          </table:table-cell>
          <table:table-cell office:value-type="float" office:value="0.0628" calcext:value-type="float">
            <text:p>0,0628</text:p>
          </table:table-cell>
          <table:table-cell office:value-type="float" office:value="8.56E-015" calcext:value-type="float">
            <text:p>8,56E-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53E33</text:p>
          </table:table-cell>
          <table:table-cell table:number-columns-repeated="3" office:value-type="string" calcext:value-type="string">
            <text:p>---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>Ho et al. (2022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1112-6103</text:p>
          </table:table-cell>
          <table:table-cell office:value-type="string" calcext:value-type="string">
            <text:p>2CXO J111214.8-610330</text:p>
          </table:table-cell>
          <table:table-cell office:value-type="float" office:value="0.064962" calcext:value-type="float">
            <text:p>0,064962</text:p>
          </table:table-cell>
          <table:table-cell office:value-type="float" office:value="0.0000000000000315" calcext:value-type="float">
            <text:p>3,15E-14</text:p>
          </table:table-cell>
          <table:table-cell office:value-type="string" calcext:value-type="string">
            <text:p>4.464</text:p>
          </table:table-cell>
          <table:table-cell office:value-type="string" calcext:value-type="string">
            <text:p>1.06E32</text:p>
          </table:table-cell>
          <table:table-cell office:value-type="string" calcext:value-type="string">
            <text:p>1.16E31</text:p>
          </table:table-cell>
          <table:table-cell office:value-type="string" calcext:value-type="string">
            <text:p>9.61E31</text:p>
          </table:table-cell>
          <table:table-cell office:value-type="string" calcext:value-type="string">
            <text:p>5.33E34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464</text:p>
          </table:table-cell>
        </table:table-row>
        <table:table-row table:style-name="ro1">
          <table:table-cell office:value-type="string" calcext:value-type="string">
            <text:p>J1124-5916b</text:p>
          </table:table-cell>
          <table:table-cell office:value-type="string" calcext:value-type="string">
            <text:p>2CXO J112439.1-591619</text:p>
          </table:table-cell>
          <table:table-cell office:value-type="float" office:value="0.135477" calcext:value-type="float">
            <text:p>0,135477</text:p>
          </table:table-cell>
          <table:table-cell office:value-type="float" office:value="0.000000000000753" calcext:value-type="float">
            <text:p>7,53E-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66E33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1.68E35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>Smith et al. (2023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1136+1551</text:p>
          </table:table-cell>
          <table:table-cell office:value-type="string" calcext:value-type="string">
            <text:p>4XMM J113603.1+155115</text:p>
          </table:table-cell>
          <table:table-cell office:value-type="float" office:value="1.187913" calcext:value-type="float">
            <text:p>1,187913</text:p>
          </table:table-cell>
          <table:table-cell office:value-type="float" office:value="3.73E-015" calcext:value-type="float">
            <text:p>3,73E-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1.54E29</text:p>
          </table:table-cell>
          <table:table-cell office:value-type="string" calcext:value-type="string">
            <text:p>1.28E29</text:p>
          </table:table-cell>
          <table:table-cell office:value-type="string" calcext:value-type="string">
            <text:p>1.89E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>Rigoselli &amp; Mereghetti (2018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7</text:p>
          </table:table-cell>
        </table:table-row>
        <table:table-row table:style-name="ro1">
          <table:table-cell office:value-type="string" calcext:value-type="string">
            <text:p>J1154-6250</text:p>
          </table:table-cell>
          <table:table-cell office:value-type="string" calcext:value-type="string">
            <text:p>4XMM J115420.2-625002</text:p>
          </table:table-cell>
          <table:table-cell office:value-type="float" office:value="0.282012" calcext:value-type="float">
            <text:p>0,282012</text:p>
          </table:table-cell>
          <table:table-cell office:value-type="float" office:value="5.59E-016" calcext:value-type="float">
            <text:p>5,59E-16</text:p>
          </table:table-cell>
          <table:table-cell office:value-type="string" calcext:value-type="string">
            <text:p>1.358</text:p>
          </table:table-cell>
          <table:table-cell office:value-type="string" calcext:value-type="string">
            <text:p>8.54E29</text:p>
          </table:table-cell>
          <table:table-cell office:value-type="string" calcext:value-type="string">
            <text:p>5.88E29</text:p>
          </table:table-cell>
          <table:table-cell office:value-type="string" calcext:value-type="string">
            <text:p>2.14E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58</text:p>
          </table:table-cell>
        </table:table-row>
        <table:table-row table:style-name="ro1">
          <table:table-cell office:value-type="string" calcext:value-type="string">
            <text:p>J1301-6305</text:p>
          </table:table-cell>
          <table:table-cell office:value-type="string" calcext:value-type="string">
            <text:p>4XMM J130145.7-630536</text:p>
          </table:table-cell>
          <table:table-cell office:value-type="float" office:value="0.184528" calcext:value-type="float">
            <text:p>0,184528</text:p>
          </table:table-cell>
          <table:table-cell office:value-type="float" office:value="0.000000000000267" calcext:value-type="float">
            <text:p>2,67E-13</text:p>
          </table:table-cell>
          <table:table-cell office:value-type="string" calcext:value-type="string">
            <text:p>10.717</text:p>
          </table:table-cell>
          <table:table-cell office:value-type="string" calcext:value-type="string">
            <text:p>7.15E32</text:p>
          </table:table-cell>
          <table:table-cell office:value-type="string" calcext:value-type="string">
            <text:p>3.64E31</text:p>
          </table:table-cell>
          <table:table-cell office:value-type="string" calcext:value-type="string">
            <text:p>6.88E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717</text:p>
          </table:table-cell>
        </table:table-row>
        <table:table-row table:style-name="ro1">
          <table:table-cell office:value-type="string" calcext:value-type="string">
            <text:p>J1301-6310</text:p>
          </table:table-cell>
          <table:table-cell office:value-type="string" calcext:value-type="string">
            <text:p>4XMM J130128.5-631040</text:p>
          </table:table-cell>
          <table:table-cell office:value-type="float" office:value="0.66383" calcext:value-type="float">
            <text:p>0,66383</text:p>
          </table:table-cell>
          <table:table-cell office:value-type="float" office:value="0.0000000000000564" calcext:value-type="float">
            <text:p>5,64E-14</text:p>
          </table:table-cell>
          <table:table-cell office:value-type="string" calcext:value-type="string">
            <text:p>1.458</text:p>
          </table:table-cell>
          <table:table-cell office:value-type="string" calcext:value-type="string">
            <text:p>1.15E30</text:p>
          </table:table-cell>
          <table:table-cell office:value-type="string" calcext:value-type="string">
            <text:p>1.01E30</text:p>
          </table:table-cell>
          <table:table-cell office:value-type="string" calcext:value-type="string">
            <text:p>6.60E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58</text:p>
          </table:table-cell>
        </table:table-row>
        <table:table-row table:style-name="ro1">
          <table:table-cell office:value-type="string" calcext:value-type="string">
            <text:p>J1357-6429b</text:p>
          </table:table-cell>
          <table:table-cell office:value-type="string" calcext:value-type="string">
            <text:p>4XMM J135702.6-642929</text:p>
          </table:table-cell>
          <table:table-cell office:value-type="float" office:value="0.166108" calcext:value-type="float">
            <text:p>0,166108</text:p>
          </table:table-cell>
          <table:table-cell office:value-type="float" office:value="0.00000000000036" calcext:value-type="float">
            <text:p>3,6E-13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7.27E31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3.39E34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>Smith et al. (2023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1</text:p>
          </table:table-cell>
        </table:table-row>
        <table:table-row table:style-name="ro1">
          <table:table-cell office:value-type="string" calcext:value-type="string">
            <text:p>J1400-6325</text:p>
          </table:table-cell>
          <table:table-cell office:value-type="string" calcext:value-type="string">
            <text:p>2CXO J140045.7-632542X</text:p>
          </table:table-cell>
          <table:table-cell office:value-type="float" office:value="0.031182" calcext:value-type="float">
            <text:p>0,031182</text:p>
          </table:table-cell>
          <table:table-cell office:value-type="float" office:value="0.0000000000000389" calcext:value-type="float">
            <text:p>3,89E-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60E34</text:p>
          </table:table-cell>
          <table:table-cell table:number-columns-repeated="3" office:value-type="string" calcext:value-type="string">
            <text:p>---</text:p>
          </table:table-cell>
          <table:table-cell office:value-type="string" calcext:value-type="string">
            <text:p>Renaud et al. (2010)</text:p>
          </table:table-cell>
          <table:table-cell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1412+7922c</text:p>
          </table:table-cell>
          <table:table-cell office:value-type="string" calcext:value-type="string">
            <text:p>4XMM J141255.8+792203</text:p>
          </table:table-cell>
          <table:table-cell office:value-type="float" office:value="0.058199" calcext:value-type="float">
            <text:p>0,058199</text:p>
          </table:table-cell>
          <table:table-cell office:value-type="float" office:value="3.29E-015" calcext:value-type="float">
            <text:p>3,29E-15</text:p>
          </table:table-cell>
          <table:table-cell office:value-type="string" calcext:value-type="string">
            <text:p>&lt;2</text:p>
          </table:table-cell>
          <table:table-cell office:value-type="string" calcext:value-type="string">
            <text:p>&lt;4.10E32</text:p>
          </table:table-cell>
          <table:table-cell office:value-type="string" calcext:value-type="string">
            <text:p>&lt;3.91E32</text:p>
          </table:table-cell>
          <table:table-cell office:value-type="string" calcext:value-type="string">
            <text:p>&lt;1.98E31</text:p>
          </table:table-cell>
          <table:table-cell office:value-type="string" calcext:value-type="string">
            <text:p>---</text:p>
          </table:table-cell>
          <table:table-cell table:number-columns-repeated="2" office:value-type="string" calcext:value-type="string">
            <text:p>Ho et al. (2022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2</text:p>
          </table:table-cell>
        </table:table-row>
        <table:table-row table:style-name="ro1">
          <table:table-cell office:value-type="string" calcext:value-type="string">
            <text:p>J1413-6205</text:p>
          </table:table-cell>
          <table:table-cell office:value-type="string" calcext:value-type="string">
            <text:p>4XMM J141330.0-620535</text:p>
          </table:table-cell>
          <table:table-cell office:value-type="float" office:value="0.109741" calcext:value-type="float">
            <text:p>0,109741</text:p>
          </table:table-cell>
          <table:table-cell office:value-type="float" office:value="0.0000000000000277" calcext:value-type="float">
            <text:p>2,77E-14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3.78E31</text:p>
          </table:table-cell>
          <table:table-cell office:value-type="string" calcext:value-type="string">
            <text:p>4.90E30</text:p>
          </table:table-cell>
          <table:table-cell office:value-type="string" calcext:value-type="string">
            <text:p>3.23E31</text:p>
          </table:table-cell>
          <table:table-cell office:value-type="string" calcext:value-type="string">
            <text:p>9.80E34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5</text:p>
          </table:table-cell>
        </table:table-row>
        <table:table-row table:style-name="ro1">
          <table:table-cell office:value-type="string" calcext:value-type="string">
            <text:p>J1418-6058</text:p>
          </table:table-cell>
          <table:table-cell office:value-type="string" calcext:value-type="string">
            <text:p>4XMM J141842.7-605803</text:p>
          </table:table-cell>
          <table:table-cell office:value-type="float" office:value="0.110573" calcext:value-type="float">
            <text:p>0,110573</text:p>
          </table:table-cell>
          <table:table-cell office:value-type="float" office:value="0.000000000000169" calcext:value-type="float">
            <text:p>1,69E-13</text:p>
          </table:table-cell>
          <table:table-cell office:value-type="string" calcext:value-type="string">
            <text:p>1.885</text:p>
          </table:table-cell>
          <table:table-cell office:value-type="string" calcext:value-type="string">
            <text:p>3.95E31</text:p>
          </table:table-cell>
          <table:table-cell office:value-type="string" calcext:value-type="string">
            <text:p>1.03E30</text:p>
          </table:table-cell>
          <table:table-cell office:value-type="string" calcext:value-type="string">
            <text:p>3.83E31</text:p>
          </table:table-cell>
          <table:table-cell office:value-type="string" calcext:value-type="string">
            <text:p>9.10E34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>Park et al. (2023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85</text:p>
          </table:table-cell>
        </table:table-row>
        <table:table-row table:style-name="ro1">
          <table:table-cell office:value-type="string" calcext:value-type="string">
            <text:p>J1420-6048b</text:p>
          </table:table-cell>
          <table:table-cell office:value-type="string" calcext:value-type="string">
            <text:p>4XMM J142008.3-604815</text:p>
          </table:table-cell>
          <table:table-cell office:value-type="float" office:value="0.06818" calcext:value-type="float">
            <text:p>0,06818</text:p>
          </table:table-cell>
          <table:table-cell office:value-type="float" office:value="0.0000000000000832" calcext:value-type="float">
            <text:p>8,32E-14</text:p>
          </table:table-cell>
          <table:table-cell office:value-type="string" calcext:value-type="string">
            <text:p>5.632</text:p>
          </table:table-cell>
          <table:table-cell office:value-type="string" calcext:value-type="string">
            <text:p>4.63E32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4.90E35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>Smith et al. (2023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632</text:p>
          </table:table-cell>
        </table:table-row>
        <table:table-row table:style-name="ro1">
          <table:table-cell office:value-type="string" calcext:value-type="string">
            <text:p>J1429-5911</text:p>
          </table:table-cell>
          <table:table-cell office:value-type="string" calcext:value-type="string">
            <text:p>2CXO J142958.5-591136</text:p>
          </table:table-cell>
          <table:table-cell office:value-type="float" office:value="0.115843" calcext:value-type="float">
            <text:p>0,115843</text:p>
          </table:table-cell>
          <table:table-cell office:value-type="float" office:value="0.0000000000000305" calcext:value-type="float">
            <text:p>3,05E-14</text:p>
          </table:table-cell>
          <table:table-cell office:value-type="string" calcext:value-type="string">
            <text:p>1.955</text:p>
          </table:table-cell>
          <table:table-cell office:value-type="string" calcext:value-type="string">
            <text:p>8.27E30</text:p>
          </table:table-cell>
          <table:table-cell office:value-type="string" calcext:value-type="string">
            <text:p>5.61E29</text:p>
          </table:table-cell>
          <table:table-cell office:value-type="string" calcext:value-type="string">
            <text:p>8.04E30</text:p>
          </table:table-cell>
          <table:table-cell office:value-type="string" calcext:value-type="string">
            <text:p>5.14E34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955</text:p>
          </table:table-cell>
        </table:table-row>
        <table:table-row table:style-name="ro1">
          <table:table-cell office:value-type="string" calcext:value-type="string">
            <text:p>J1437-5959</text:p>
          </table:table-cell>
          <table:table-cell office:value-type="string" calcext:value-type="string">
            <text:p>4XMM J143701.9-595901</text:p>
          </table:table-cell>
          <table:table-cell office:value-type="float" office:value="0.061696" calcext:value-type="float">
            <text:p>0,061696</text:p>
          </table:table-cell>
          <table:table-cell office:value-type="float" office:value="8.59E-015" calcext:value-type="float">
            <text:p>8,59E-15</text:p>
          </table:table-cell>
          <table:table-cell office:value-type="string" calcext:value-type="string">
            <text:p>8.543</text:p>
          </table:table-cell>
          <table:table-cell office:value-type="string" calcext:value-type="string">
            <text:p>2.19E32</text:p>
          </table:table-cell>
          <table:table-cell office:value-type="string" calcext:value-type="string">
            <text:p>2.07E30</text:p>
          </table:table-cell>
          <table:table-cell office:value-type="string" calcext:value-type="string">
            <text:p>2.17E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543</text:p>
          </table:table-cell>
        </table:table-row>
        <table:table-row table:style-name="ro1">
          <table:table-cell office:value-type="string" calcext:value-type="string">
            <text:p>J1456-6843</text:p>
          </table:table-cell>
          <table:table-cell office:value-type="string" calcext:value-type="string">
            <text:p>2CXO J145600.0-684339</text:p>
          </table:table-cell>
          <table:table-cell office:value-type="float" office:value="0.263377" calcext:value-type="float">
            <text:p>0,263377</text:p>
          </table:table-cell>
          <table:table-cell office:value-type="float" office:value="9.89E-017" calcext:value-type="float">
            <text:p>9,89E-1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.18E29</text:p>
          </table:table-cell>
          <table:table-cell office:value-type="string" calcext:value-type="string">
            <text:p>4.05E29</text:p>
          </table:table-cell>
          <table:table-cell office:value-type="string" calcext:value-type="string">
            <text:p>3.09E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</table:table-row>
        <table:table-row table:style-name="ro1">
          <table:table-cell office:value-type="string" calcext:value-type="string">
            <text:p>J1459-6053</text:p>
          </table:table-cell>
          <table:table-cell office:value-type="string" calcext:value-type="string">
            <text:p>4XMM J145930.1-605322</text:p>
          </table:table-cell>
          <table:table-cell office:value-type="float" office:value="0.103151" calcext:value-type="float">
            <text:p>0,103151</text:p>
          </table:table-cell>
          <table:table-cell office:value-type="float" office:value="0.0000000000000253" calcext:value-type="float">
            <text:p>2,53E-14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2.73E31</text:p>
          </table:table-cell>
          <table:table-cell office:value-type="string" calcext:value-type="string">
            <text:p>4.75E30</text:p>
          </table:table-cell>
          <table:table-cell office:value-type="string" calcext:value-type="string">
            <text:p>2.16E31</text:p>
          </table:table-cell>
          <table:table-cell office:value-type="string" calcext:value-type="string">
            <text:p>4.96E34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>Smith et al. (2023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4</text:p>
          </table:table-cell>
        </table:table-row>
        <table:table-row table:style-name="ro1">
          <table:table-cell office:value-type="string" calcext:value-type="string">
            <text:p>J1509-5850b</text:p>
          </table:table-cell>
          <table:table-cell office:value-type="string" calcext:value-type="string">
            <text:p>2CXO J150927.1-585056</text:p>
          </table:table-cell>
          <table:table-cell office:value-type="float" office:value="0.088925" calcext:value-type="float">
            <text:p>0,088925</text:p>
          </table:table-cell>
          <table:table-cell office:value-type="float" office:value="9.17E-015" calcext:value-type="float">
            <text:p>9,17E-15</text:p>
          </table:table-cell>
          <table:table-cell office:value-type="string" calcext:value-type="string">
            <text:p>3.371</text:p>
          </table:table-cell>
          <table:table-cell office:value-type="string" calcext:value-type="string">
            <text:p>7.14E31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1.66E35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371</text:p>
          </table:table-cell>
        </table:table-row>
        <table:table-row table:style-name="ro1">
          <table:table-cell office:value-type="string" calcext:value-type="string">
            <text:p>J1513-5908b</text:p>
          </table:table-cell>
          <table:table-cell office:value-type="string" calcext:value-type="string">
            <text:p>4XMM J151355.5-590809</text:p>
          </table:table-cell>
          <table:table-cell office:value-type="float" office:value="0.151582" calcext:value-type="float">
            <text:p>0,151582</text:p>
          </table:table-cell>
          <table:table-cell office:value-type="float" office:value="0.00000000000153" calcext:value-type="float">
            <text:p>1,53E-1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9.86E34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2.78E34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>Smith et al. (2023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4</text:p>
          </table:table-cell>
        </table:table-row>
        <table:table-row table:style-name="ro1">
          <table:table-cell office:value-type="string" calcext:value-type="string">
            <text:p>J1531-5610</text:p>
          </table:table-cell>
          <table:table-cell office:value-type="string" calcext:value-type="string">
            <text:p>2CXO J153127.8-561055</text:p>
          </table:table-cell>
          <table:table-cell office:value-type="float" office:value="0.084206" calcext:value-type="float">
            <text:p>0,084206</text:p>
          </table:table-cell>
          <table:table-cell office:value-type="float" office:value="0.0000000000000138" calcext:value-type="float">
            <text:p>1,38E-14</text:p>
          </table:table-cell>
          <table:table-cell office:value-type="string" calcext:value-type="string">
            <text:p>2.841</text:p>
          </table:table-cell>
          <table:table-cell office:value-type="string" calcext:value-type="string">
            <text:p>1.81E31</text:p>
          </table:table-cell>
          <table:table-cell office:value-type="string" calcext:value-type="string">
            <text:p>3.31E30</text:p>
          </table:table-cell>
          <table:table-cell office:value-type="string" calcext:value-type="string">
            <text:p>1.48E31</text:p>
          </table:table-cell>
          <table:table-cell office:value-type="string" calcext:value-type="string">
            <text:p>1.76E34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841</text:p>
          </table:table-cell>
        </table:table-row>
        <table:table-row table:style-name="ro1">
          <table:table-cell office:value-type="string" calcext:value-type="string">
            <text:p>J1617-5055b</text:p>
          </table:table-cell>
          <table:table-cell office:value-type="string" calcext:value-type="string">
            <text:p>2CXO J161729.3-505512</text:p>
          </table:table-cell>
          <table:table-cell office:value-type="float" office:value="0.069357" calcext:value-type="float">
            <text:p>0,069357</text:p>
          </table:table-cell>
          <table:table-cell office:value-type="float" office:value="0.000000000000135" calcext:value-type="float">
            <text:p>1,35E-13</text:p>
          </table:table-cell>
          <table:table-cell office:value-type="string" calcext:value-type="string">
            <text:p>4.743</text:p>
          </table:table-cell>
          <table:table-cell office:value-type="string" calcext:value-type="string">
            <text:p>9.52E33</text:p>
          </table:table-cell>
          <table:table-cell table:number-columns-repeated="3" office:value-type="string" calcext:value-type="string">
            <text:p>---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>Hare et al. (2021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.743</text:p>
          </table:table-cell>
        </table:table-row>
        <table:table-row table:style-name="ro1">
          <table:table-cell office:value-type="string" calcext:value-type="string">
            <text:p>J1640-4631</text:p>
          </table:table-cell>
          <table:table-cell office:value-type="string" calcext:value-type="string">
            <text:p>2CXO J164043.5-463135</text:p>
          </table:table-cell>
          <table:table-cell office:value-type="float" office:value="0.206443" calcext:value-type="float">
            <text:p>0,206443</text:p>
          </table:table-cell>
          <table:table-cell office:value-type="float" office:value="0.000000000000976" calcext:value-type="float">
            <text:p>9,76E-13</text:p>
          </table:table-cell>
          <table:table-cell office:value-type="string" calcext:value-type="string">
            <text:p>12.75</text:p>
          </table:table-cell>
          <table:table-cell office:value-type="string" calcext:value-type="string">
            <text:p>1.90E33</text:p>
          </table:table-cell>
          <table:table-cell table:number-columns-repeated="3" office:value-type="string" calcext:value-type="string">
            <text:p>---</text:p>
          </table:table-cell>
          <table:table-cell table:number-columns-repeated="2" office:value-type="string" calcext:value-type="string">
            <text:p>Gotthelf et al. (2014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75</text:p>
          </table:table-cell>
        </table:table-row>
        <table:table-row table:style-name="ro1">
          <table:table-cell office:value-type="string" calcext:value-type="string">
            <text:p>J1709-4429b</text:p>
          </table:table-cell>
          <table:table-cell office:value-type="string" calcext:value-type="string">
            <text:p>4XMM J170942.5-442906</text:p>
          </table:table-cell>
          <table:table-cell office:value-type="float" office:value="0.102459" calcext:value-type="float">
            <text:p>0,102459</text:p>
          </table:table-cell>
          <table:table-cell office:value-type="float" office:value="0.000000000000093" calcext:value-type="float">
            <text:p>9,3E-1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82E32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1.11E36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>Smith et al. (2023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6</text:p>
          </table:table-cell>
        </table:table-row>
        <table:table-row table:style-name="ro1">
          <table:table-cell office:value-type="string" calcext:value-type="string">
            <text:p>J1718-3825b</text:p>
          </table:table-cell>
          <table:table-cell office:value-type="string" calcext:value-type="string">
            <text:p>2CXO J171813.6-382517</text:p>
          </table:table-cell>
          <table:table-cell office:value-type="float" office:value="0.0746749" calcext:value-type="float">
            <text:p>0,0746749</text:p>
          </table:table-cell>
          <table:table-cell office:value-type="float" office:value="0.0000000000000132" calcext:value-type="float">
            <text:p>1,32E-14</text:p>
          </table:table-cell>
          <table:table-cell office:value-type="string" calcext:value-type="string">
            <text:p>3.488</text:p>
          </table:table-cell>
          <table:table-cell office:value-type="string" calcext:value-type="string">
            <text:p>2.43E32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1.51E35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488</text:p>
          </table:table-cell>
        </table:table-row>
        <table:table-row table:style-name="ro1">
          <table:table-cell office:value-type="string" calcext:value-type="string">
            <text:p>J1722-3712</text:p>
          </table:table-cell>
          <table:table-cell office:value-type="string" calcext:value-type="string">
            <text:p>4XMM J172259.2-371206</text:p>
          </table:table-cell>
          <table:table-cell office:value-type="float" office:value="0.23618" calcext:value-type="float">
            <text:p>0,23618</text:p>
          </table:table-cell>
          <table:table-cell office:value-type="float" office:value="0.0000000000000109" calcext:value-type="float">
            <text:p>1,09E-14</text:p>
          </table:table-cell>
          <table:table-cell office:value-type="string" calcext:value-type="string">
            <text:p>2.477</text:p>
          </table:table-cell>
          <table:table-cell office:value-type="string" calcext:value-type="string">
            <text:p>2.10E31</text:p>
          </table:table-cell>
          <table:table-cell office:value-type="string" calcext:value-type="string">
            <text:p>1.68E31</text:p>
          </table:table-cell>
          <table:table-cell office:value-type="string" calcext:value-type="string">
            <text:p>2.89E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477</text:p>
          </table:table-cell>
        </table:table-row>
        <table:table-row table:style-name="ro1">
          <table:table-cell office:value-type="string" calcext:value-type="string">
            <text:p>J1731-4744</text:p>
          </table:table-cell>
          <table:table-cell office:value-type="string" calcext:value-type="string">
            <text:p>4XMM J173142.3-474438</text:p>
          </table:table-cell>
          <table:table-cell office:value-type="float" office:value="0.829894" calcext:value-type="float">
            <text:p>0,829894</text:p>
          </table:table-cell>
          <table:table-cell office:value-type="float" office:value="0.000000000000164" calcext:value-type="float">
            <text:p>1,64E-13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4.78E31</text:p>
          </table:table-cell>
          <table:table-cell office:value-type="string" calcext:value-type="string">
            <text:p>2.50E31</text:p>
          </table:table-cell>
          <table:table-cell office:value-type="string" calcext:value-type="string">
            <text:p>2.08E31</text:p>
          </table:table-cell>
          <table:table-cell office:value-type="string" calcext:value-type="string">
            <text:p>2.30E32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54</text:p>
          </table:table-cell>
        </table:table-row>
        <table:table-row table:style-name="ro1">
          <table:table-cell office:value-type="string" calcext:value-type="string">
            <text:p>J1732-3131</text:p>
          </table:table-cell>
          <table:table-cell office:value-type="string" calcext:value-type="string">
            <text:p>2CXO J173233.5-313123</text:p>
          </table:table-cell>
          <table:table-cell office:value-type="float" office:value="0.196543" calcext:value-type="float">
            <text:p>0,196543</text:p>
          </table:table-cell>
          <table:table-cell office:value-type="float" office:value="0.000000000000028" calcext:value-type="float">
            <text:p>2,8E-14</text:p>
          </table:table-cell>
          <table:table-cell office:value-type="string" calcext:value-type="string">
            <text:p>0.641</text:p>
          </table:table-cell>
          <table:table-cell office:value-type="string" calcext:value-type="string">
            <text:p>1.11E30</text:p>
          </table:table-cell>
          <table:table-cell office:value-type="string" calcext:value-type="string">
            <text:p>6.14E29</text:p>
          </table:table-cell>
          <table:table-cell office:value-type="string" calcext:value-type="string">
            <text:p>5.30E29</text:p>
          </table:table-cell>
          <table:table-cell office:value-type="string" calcext:value-type="string">
            <text:p>8.79E33</text:p>
          </table:table-cell>
          <table:table-cell office:value-type="string" calcext:value-type="string">
            <text:p>Chang et al. (2023)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41</text:p>
          </table:table-cell>
        </table:table-row>
        <table:table-row table:style-name="ro1">
          <table:table-cell office:value-type="string" calcext:value-type="string">
            <text:p>J1734-3333</text:p>
          </table:table-cell>
          <table:table-cell office:value-type="string" calcext:value-type="string">
            <text:p>4XMM J173427.0-333321</text:p>
          </table:table-cell>
          <table:table-cell office:value-type="float" office:value="1.169341" calcext:value-type="float">
            <text:p>1,169341</text:p>
          </table:table-cell>
          <table:table-cell office:value-type="float" office:value="0.00000000000228" calcext:value-type="float">
            <text:p>2,28E-12</text:p>
          </table:table-cell>
          <table:table-cell office:value-type="string" calcext:value-type="string">
            <text:p>4.461</text:p>
          </table:table-cell>
          <table:table-cell office:value-type="string" calcext:value-type="string">
            <text:p>3.38E31</text:p>
          </table:table-cell>
          <table:table-cell office:value-type="string" calcext:value-type="string">
            <text:p>2.16E31</text:p>
          </table:table-cell>
          <table:table-cell office:value-type="string" calcext:value-type="string">
            <text:p>1.16E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461</text:p>
          </table:table-cell>
        </table:table-row>
        <table:table-row table:style-name="ro1">
          <table:table-cell office:value-type="string" calcext:value-type="string">
            <text:p>J1740+1000</text:p>
          </table:table-cell>
          <table:table-cell office:value-type="string" calcext:value-type="string">
            <text:p>4XMM J174025.9+100006</text:p>
          </table:table-cell>
          <table:table-cell office:value-type="float" office:value="0.154096" calcext:value-type="float">
            <text:p>0,154096</text:p>
          </table:table-cell>
          <table:table-cell office:value-type="float" office:value="0.0000000000000213" calcext:value-type="float">
            <text:p>2,13E-14</text:p>
          </table:table-cell>
          <table:table-cell office:value-type="string" calcext:value-type="string">
            <text:p>1.227</text:p>
          </table:table-cell>
          <table:table-cell office:value-type="string" calcext:value-type="string">
            <text:p>2.68E31</text:p>
          </table:table-cell>
          <table:table-cell office:value-type="string" calcext:value-type="string">
            <text:p>2.32E31</text:p>
          </table:table-cell>
          <table:table-cell office:value-type="string" calcext:value-type="string">
            <text:p>3.83E30</text:p>
          </table:table-cell>
          <table:table-cell office:value-type="string" calcext:value-type="string">
            <text:p>6.49E32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>Rigoselli et al. (20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27</text:p>
          </table:table-cell>
        </table:table-row>
        <table:table-row table:style-name="ro1">
          <table:table-cell office:value-type="string" calcext:value-type="string">
            <text:p>J1741-2054</text:p>
          </table:table-cell>
          <table:table-cell office:value-type="string" calcext:value-type="string">
            <text:p>2CXO J174157.2-205412</text:p>
          </table:table-cell>
          <table:table-cell office:value-type="float" office:value="0.4137" calcext:value-type="float">
            <text:p>0,4137</text:p>
          </table:table-cell>
          <table:table-cell office:value-type="float" office:value="0.000000000000017" calcext:value-type="float">
            <text:p>1,7E-1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3.65E30</text:p>
          </table:table-cell>
          <table:table-cell office:value-type="string" calcext:value-type="string">
            <text:p>2.61E30</text:p>
          </table:table-cell>
          <table:table-cell office:value-type="string" calcext:value-type="string">
            <text:p>1.04E30</text:p>
          </table:table-cell>
          <table:table-cell office:value-type="string" calcext:value-type="string">
            <text:p>1.28E33</text:p>
          </table:table-cell>
          <table:table-cell office:value-type="string" calcext:value-type="string">
            <text:p>Chang et al. (2023)</text:p>
          </table:table-cell>
          <table:table-cell office:value-type="string" calcext:value-type="string">
            <text:p>Smith et al. (2023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J1747-2809</text:p>
          </table:table-cell>
          <table:table-cell office:value-type="string" calcext:value-type="string">
            <text:p>2CXO J174722.7-280914</text:p>
          </table:table-cell>
          <table:table-cell office:value-type="float" office:value="0.052153" calcext:value-type="float">
            <text:p>0,052153</text:p>
          </table:table-cell>
          <table:table-cell office:value-type="float" office:value="0.000000000000156" calcext:value-type="float">
            <text:p>1,56E-13</text:p>
          </table:table-cell>
          <table:table-cell office:value-type="string" calcext:value-type="string">
            <text:p>8.141</text:p>
          </table:table-cell>
          <table:table-cell office:value-type="string" calcext:value-type="string">
            <text:p>5.30E32</text:p>
          </table:table-cell>
          <table:table-cell table:number-columns-repeated="3" office:value-type="string" calcext:value-type="string">
            <text:p>---</text:p>
          </table:table-cell>
          <table:table-cell office:value-type="string" calcext:value-type="string">
            <text:p>Camilo et al. (2009)</text:p>
          </table:table-cell>
          <table:table-cell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141</text:p>
          </table:table-cell>
        </table:table-row>
        <table:table-row table:style-name="ro1">
          <table:table-cell office:value-type="string" calcext:value-type="string">
            <text:p>J1747-2958b</text:p>
          </table:table-cell>
          <table:table-cell office:value-type="string" calcext:value-type="string">
            <text:p>4XMM J174715.6-295801</text:p>
          </table:table-cell>
          <table:table-cell office:value-type="float" office:value="0.098814" calcext:value-type="float">
            <text:p>0,098814</text:p>
          </table:table-cell>
          <table:table-cell office:value-type="float" office:value="0.0000000000000613" calcext:value-type="float">
            <text:p>6,13E-14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1.48E33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4.30E35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>Smith et al. (2023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2</text:p>
          </table:table-cell>
        </table:table-row>
        <table:table-row table:style-name="ro1">
          <table:table-cell office:value-type="string" calcext:value-type="string">
            <text:p>J1801-2451b</text:p>
          </table:table-cell>
          <table:table-cell office:value-type="string" calcext:value-type="string">
            <text:p>4XMM J180059.9-245127</text:p>
          </table:table-cell>
          <table:table-cell office:value-type="float" office:value="0.124924" calcext:value-type="float">
            <text:p>0,124924</text:p>
          </table:table-cell>
          <table:table-cell office:value-type="float" office:value="0.000000000000128" calcext:value-type="float">
            <text:p>1,28E-13</text:p>
          </table:table-cell>
          <table:table-cell office:value-type="string" calcext:value-type="string">
            <text:p>3.803</text:p>
          </table:table-cell>
          <table:table-cell office:value-type="string" calcext:value-type="string">
            <text:p>1.54E33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5.52E34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803</text:p>
          </table:table-cell>
        </table:table-row>
        <table:table-row table:style-name="ro1">
          <table:table-cell office:value-type="string" calcext:value-type="string">
            <text:p>J1803-2137b</text:p>
          </table:table-cell>
          <table:table-cell office:value-type="string" calcext:value-type="string">
            <text:p>4XMM J180351.4-213707</text:p>
          </table:table-cell>
          <table:table-cell office:value-type="float" office:value="0.133667" calcext:value-type="float">
            <text:p>0,133667</text:p>
          </table:table-cell>
          <table:table-cell office:value-type="float" office:value="0.000000000000134" calcext:value-type="float">
            <text:p>1,34E-1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6.76E31</text:p>
          </table:table-cell>
          <table:table-cell table:number-columns-repeated="3" office:value-type="string" calcext:value-type="string">
            <text:p>---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4</text:p>
          </table:table-cell>
        </table:table-row>
        <table:table-row table:style-name="ro1">
          <table:table-cell office:value-type="string" calcext:value-type="string">
            <text:p>J1809-1917b</text:p>
          </table:table-cell>
          <table:table-cell office:value-type="string" calcext:value-type="string">
            <text:p>4XMM J180943.1-191737</text:p>
          </table:table-cell>
          <table:table-cell office:value-type="float" office:value="0.082755" calcext:value-type="float">
            <text:p>0,082755</text:p>
          </table:table-cell>
          <table:table-cell office:value-type="float" office:value="0.0000000000000255" calcext:value-type="float">
            <text:p>2,55E-14</text:p>
          </table:table-cell>
          <table:table-cell office:value-type="string" calcext:value-type="string">
            <text:p>3.268</text:p>
          </table:table-cell>
          <table:table-cell office:value-type="string" calcext:value-type="string">
            <text:p>3.23E31</text:p>
          </table:table-cell>
          <table:table-cell table:number-columns-repeated="3" office:value-type="string" calcext:value-type="string">
            <text:p>---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268</text:p>
          </table:table-cell>
        </table:table-row>
        <table:table-row table:style-name="ro1">
          <table:table-cell office:value-type="string" calcext:value-type="string">
            <text:p>J1809-2332</text:p>
          </table:table-cell>
          <table:table-cell office:value-type="string" calcext:value-type="string">
            <text:p>2CXO J180950.2-233222</text:p>
          </table:table-cell>
          <table:table-cell office:value-type="float" office:value="0.146789" calcext:value-type="float">
            <text:p>0,146789</text:p>
          </table:table-cell>
          <table:table-cell office:value-type="float" office:value="0.0000000000000344" calcext:value-type="float">
            <text:p>3,44E-14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6.60E3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1.47E35</text:p>
          </table:table-cell>
          <table:table-cell office:value-type="string" calcext:value-type="string">
            <text:p>Van Etten et al. (2012)</text:p>
          </table:table-cell>
          <table:table-cell office:value-type="string" calcext:value-type="string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8</text:p>
          </table:table-cell>
        </table:table-row>
        <table:table-row table:style-name="ro1">
          <table:table-cell office:value-type="string" calcext:value-type="string">
            <text:p>J1811-1925b</text:p>
          </table:table-cell>
          <table:table-cell office:value-type="string" calcext:value-type="string">
            <text:p>4XMM J181129.2-192528</text:p>
          </table:table-cell>
          <table:table-cell office:value-type="float" office:value="0.064667" calcext:value-type="float">
            <text:p>0,064667</text:p>
          </table:table-cell>
          <table:table-cell office:value-type="float" office:value="0.000000000000044" calcext:value-type="float">
            <text:p>4,4E-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97E33</text:p>
          </table:table-cell>
          <table:table-cell table:number-columns-repeated="3" office:value-type="string" calcext:value-type="string">
            <text:p>---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>Zheng et al. (2023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1813-1246</text:p>
          </table:table-cell>
          <table:table-cell office:value-type="string" calcext:value-type="string">
            <text:p>4XMM J181323.7-124600</text:p>
          </table:table-cell>
          <table:table-cell office:value-type="float" office:value="0.048073" calcext:value-type="float">
            <text:p>0,048073</text:p>
          </table:table-cell>
          <table:table-cell office:value-type="float" office:value="0.0000000000000176" calcext:value-type="float">
            <text:p>1,76E-14</text:p>
          </table:table-cell>
          <table:table-cell office:value-type="string" calcext:value-type="string">
            <text:p>2.635</text:p>
          </table:table-cell>
          <table:table-cell office:value-type="string" calcext:value-type="string">
            <text:p>8.19E32</text:p>
          </table:table-cell>
          <table:table-cell office:value-type="string" calcext:value-type="string">
            <text:p>2.29E31</text:p>
          </table:table-cell>
          <table:table-cell office:value-type="string" calcext:value-type="string">
            <text:p>7.96E32</text:p>
          </table:table-cell>
          <table:table-cell office:value-type="string" calcext:value-type="string">
            <text:p>2.05E35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>Marelli et al. (2014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635</text:p>
          </table:table-cell>
        </table:table-row>
        <table:table-row table:style-name="ro1">
          <table:table-cell office:value-type="string" calcext:value-type="string">
            <text:p>J1813-1749b</text:p>
          </table:table-cell>
          <table:table-cell office:value-type="string" calcext:value-type="string">
            <text:p>4XMM J181335.0-174957</text:p>
          </table:table-cell>
          <table:table-cell office:value-type="float" office:value="0.044741" calcext:value-type="float">
            <text:p>0,044741</text:p>
          </table:table-cell>
          <table:table-cell office:value-type="float" office:value="0.000000000000127" calcext:value-type="float">
            <text:p>1,27E-13</text:p>
          </table:table-cell>
          <table:table-cell office:value-type="string" calcext:value-type="string">
            <text:p>6.147</text:p>
          </table:table-cell>
          <table:table-cell office:value-type="string" calcext:value-type="string">
            <text:p>5.92E33</text:p>
          </table:table-cell>
          <table:table-cell table:number-columns-repeated="3" office:value-type="string" calcext:value-type="string">
            <text:p>---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147</text:p>
          </table:table-cell>
        </table:table-row>
        <table:table-row table:style-name="ro1">
          <table:table-cell office:value-type="string" calcext:value-type="string">
            <text:p>J1825-1446</text:p>
          </table:table-cell>
          <table:table-cell office:value-type="string" calcext:value-type="string">
            <text:p>2CXO J182502.9-144653</text:p>
          </table:table-cell>
          <table:table-cell office:value-type="float" office:value="0.279198" calcext:value-type="float">
            <text:p>0,279198</text:p>
          </table:table-cell>
          <table:table-cell office:value-type="float" office:value="0.0000000000000227" calcext:value-type="float">
            <text:p>2,27E-14</text:p>
          </table:table-cell>
          <table:table-cell office:value-type="string" calcext:value-type="string">
            <text:p>4.441</text:p>
          </table:table-cell>
          <table:table-cell office:value-type="string" calcext:value-type="string">
            <text:p>1.40E31</text:p>
          </table:table-cell>
          <table:table-cell office:value-type="string" calcext:value-type="string">
            <text:p>5.56E30</text:p>
          </table:table-cell>
          <table:table-cell office:value-type="string" calcext:value-type="string">
            <text:p>6.50E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441</text:p>
          </table:table-cell>
        </table:table-row>
        <table:table-row table:style-name="ro1">
          <table:table-cell office:value-type="string" calcext:value-type="string">
            <text:p>J1826-1256</text:p>
          </table:table-cell>
          <table:table-cell office:value-type="string" calcext:value-type="string">
            <text:p>2CXO J182608.5-125634</text:p>
          </table:table-cell>
          <table:table-cell office:value-type="float" office:value="0.110239" calcext:value-type="float">
            <text:p>0,110239</text:p>
          </table:table-cell>
          <table:table-cell office:value-type="float" office:value="0.000000000000121" calcext:value-type="float">
            <text:p>1,21E-13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4.28E31</text:p>
          </table:table-cell>
          <table:table-cell office:value-type="string" calcext:value-type="string">
            <text:p>1.65E30</text:p>
          </table:table-cell>
          <table:table-cell office:value-type="string" calcext:value-type="string">
            <text:p>4.11E31</text:p>
          </table:table-cell>
          <table:table-cell office:value-type="string" calcext:value-type="string">
            <text:p>1.19E35</text:p>
          </table:table-cell>
          <table:table-cell office:value-type="string" calcext:value-type="string">
            <text:p>Duvidovich et al. (2019)</text:p>
          </table:table-cell>
          <table:table-cell office:value-type="string" calcext:value-type="string">
            <text:p>Smith et al. (2023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5</text:p>
          </table:table-cell>
        </table:table-row>
        <table:table-row table:style-name="ro1">
          <table:table-cell office:value-type="string" calcext:value-type="string">
            <text:p>J1826-1334b</text:p>
          </table:table-cell>
          <table:table-cell office:value-type="string" calcext:value-type="string">
            <text:p>4XMM J182612.9-133447</text:p>
          </table:table-cell>
          <table:table-cell office:value-type="float" office:value="0.101487" calcext:value-type="float">
            <text:p>0,101487</text:p>
          </table:table-cell>
          <table:table-cell office:value-type="float" office:value="0.0000000000000753" calcext:value-type="float">
            <text:p>7,53E-14</text:p>
          </table:table-cell>
          <table:table-cell office:value-type="string" calcext:value-type="string">
            <text:p>3.606</text:p>
          </table:table-cell>
          <table:table-cell office:value-type="string" calcext:value-type="string">
            <text:p>1.78E32</text:p>
          </table:table-cell>
          <table:table-cell table:number-columns-repeated="3" office:value-type="string" calcext:value-type="string">
            <text:p>---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06</text:p>
          </table:table-cell>
        </table:table-row>
        <table:table-row table:style-name="ro1">
          <table:table-cell office:value-type="string" calcext:value-type="string">
            <text:p>J1833-1034b</text:p>
          </table:table-cell>
          <table:table-cell office:value-type="string" calcext:value-type="string">
            <text:p>2CXO J183333.6-103405X</text:p>
          </table:table-cell>
          <table:table-cell office:value-type="float" office:value="0.061884" calcext:value-type="float">
            <text:p>0,061884</text:p>
          </table:table-cell>
          <table:table-cell office:value-type="float" office:value="0.000000000000202" calcext:value-type="float">
            <text:p>2,02E-1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9.05E33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1.79E35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1</text:p>
          </table:table-cell>
        </table:table-row>
        <table:table-row table:style-name="ro1">
          <table:table-cell office:value-type="string" calcext:value-type="string">
            <text:p>J1836+5925</text:p>
          </table:table-cell>
          <table:table-cell office:value-type="string" calcext:value-type="string">
            <text:p>4XMM J183613.6+592529</text:p>
          </table:table-cell>
          <table:table-cell office:value-type="float" office:value="0.173264" calcext:value-type="float">
            <text:p>0,173264</text:p>
          </table:table-cell>
          <table:table-cell office:value-type="float" office:value="1.5E-015" calcext:value-type="float">
            <text:p>1,5E-1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5.48E29</text:p>
          </table:table-cell>
          <table:table-cell office:value-type="string" calcext:value-type="string">
            <text:p>3.05E29</text:p>
          </table:table-cell>
          <table:table-cell office:value-type="string" calcext:value-type="string">
            <text:p>2.45E29</text:p>
          </table:table-cell>
          <table:table-cell office:value-type="string" calcext:value-type="string">
            <text:p>2.08E34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>Lin et al. (2014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J1838-0537</text:p>
          </table:table-cell>
          <table:table-cell office:value-type="string" calcext:value-type="string">
            <text:p>4XMM J183856.1-053702</text:p>
          </table:table-cell>
          <table:table-cell office:value-type="float" office:value="0.145754" calcext:value-type="float">
            <text:p>0,145754</text:p>
          </table:table-cell>
          <table:table-cell office:value-type="float" office:value="0.000000000000451" calcext:value-type="float">
            <text:p>4,51E-1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.10E30</text:p>
          </table:table-cell>
          <table:table-cell office:value-type="string" calcext:value-type="string">
            <text:p>2.11E28</text:p>
          </table:table-cell>
          <table:table-cell office:value-type="string" calcext:value-type="string">
            <text:p>7.07E30</text:p>
          </table:table-cell>
          <table:table-cell office:value-type="string" calcext:value-type="string">
            <text:p>2.41E34</text:p>
          </table:table-cell>
          <table:table-cell office:value-type="string" calcext:value-type="string">
            <text:p>Chang et al. (2023)</text:p>
          </table:table-cell>
          <table:table-cell office:value-type="string" calcext:value-type="string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string" calcext:value-type="string">
            <text:p>J1838-0655b</text:p>
          </table:table-cell>
          <table:table-cell office:value-type="string" calcext:value-type="string">
            <text:p>4XMM J183803.1-065534</text:p>
          </table:table-cell>
          <table:table-cell office:value-type="float" office:value="0.070498" calcext:value-type="float">
            <text:p>0,070498</text:p>
          </table:table-cell>
          <table:table-cell office:value-type="float" office:value="0.0000000000000492" calcext:value-type="float">
            <text:p>4,92E-14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3.55E34</text:p>
          </table:table-cell>
          <table:table-cell table:number-columns-repeated="3" office:value-type="string" calcext:value-type="string">
            <text:p>---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>Lin et al. (2009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</text:p>
          </table:table-cell>
        </table:table-row>
        <table:table-row table:style-name="ro1">
          <table:table-cell office:value-type="string" calcext:value-type="string">
            <text:p>J1846+0919</text:p>
          </table:table-cell>
          <table:table-cell office:value-type="string" calcext:value-type="string">
            <text:p>2CXO J184625.8+091949</text:p>
          </table:table-cell>
          <table:table-cell office:value-type="float" office:value="0.225552" calcext:value-type="float">
            <text:p>0,225552</text:p>
          </table:table-cell>
          <table:table-cell office:value-type="float" office:value="9.93E-015" calcext:value-type="float">
            <text:p>9,93E-15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.83E30</text:p>
          </table:table-cell>
          <table:table-cell office:value-type="string" calcext:value-type="string">
            <text:p>7.38E29</text:p>
          </table:table-cell>
          <table:table-cell office:value-type="string" calcext:value-type="string">
            <text:p>1.15E30</text:p>
          </table:table-cell>
          <table:table-cell office:value-type="string" calcext:value-type="string">
            <text:p>9.98E33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3</text:p>
          </table:table-cell>
        </table:table-row>
        <table:table-row table:style-name="ro1">
          <table:table-cell office:value-type="string" calcext:value-type="string">
            <text:p>J1849-0001c</text:p>
          </table:table-cell>
          <table:table-cell office:value-type="string" calcext:value-type="string">
            <text:p>4XMM J184901.6-000117</text:p>
          </table:table-cell>
          <table:table-cell office:value-type="float" office:value="0.038523" calcext:value-type="float">
            <text:p>0,038523</text:p>
          </table:table-cell>
          <table:table-cell office:value-type="float" office:value="0.0000000000000142" calcext:value-type="float">
            <text:p>1,42E-14</text:p>
          </table:table-cell>
          <table:table-cell office:value-type="string" calcext:value-type="string">
            <text:p>&lt;7</text:p>
          </table:table-cell>
          <table:table-cell office:value-type="string" calcext:value-type="string">
            <text:p>&lt;2.53E34</text:p>
          </table:table-cell>
          <table:table-cell office:value-type="string" calcext:value-type="string">
            <text:p>&lt;2.02E32</text:p>
          </table:table-cell>
          <table:table-cell office:value-type="string" calcext:value-type="string">
            <text:p>&lt;2.51E34</text:p>
          </table:table-cell>
          <table:table-cell office:value-type="string" calcext:value-type="string">
            <text:p>---</text:p>
          </table:table-cell>
          <table:table-cell table:number-columns-repeated="2" office:value-type="string" calcext:value-type="string">
            <text:p>Ho et al. (2022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7</text:p>
          </table:table-cell>
        </table:table-row>
        <table:table-row table:style-name="ro1">
          <table:table-cell office:value-type="string" calcext:value-type="string">
            <text:p>J1856+0113b</text:p>
          </table:table-cell>
          <table:table-cell office:value-type="string" calcext:value-type="string">
            <text:p>4XMM J185610.6+011324</text:p>
          </table:table-cell>
          <table:table-cell office:value-type="float" office:value="0.26744" calcext:value-type="float">
            <text:p>0,26744</text:p>
          </table:table-cell>
          <table:table-cell office:value-type="float" office:value="0.000000000000208" calcext:value-type="float">
            <text:p>2,08E-1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08E32</text:p>
          </table:table-cell>
          <table:table-cell table:number-columns-repeated="3" office:value-type="string" calcext:value-type="string">
            <text:p>---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string" calcext:value-type="string">
            <text:p>J1856+0245</text:p>
          </table:table-cell>
          <table:table-cell office:value-type="string" calcext:value-type="string">
            <text:p>2CXO J185650.9+024547</text:p>
          </table:table-cell>
          <table:table-cell office:value-type="float" office:value="0.080907" calcext:value-type="float">
            <text:p>0,080907</text:p>
          </table:table-cell>
          <table:table-cell office:value-type="float" office:value="0.0000000000000621" calcext:value-type="float">
            <text:p>6,21E-14</text:p>
          </table:table-cell>
          <table:table-cell office:value-type="string" calcext:value-type="string">
            <text:p>6.318</text:p>
          </table:table-cell>
          <table:table-cell office:value-type="string" calcext:value-type="string">
            <text:p>1.46E32</text:p>
          </table:table-cell>
          <table:table-cell office:value-type="string" calcext:value-type="string">
            <text:p>2.69E30</text:p>
          </table:table-cell>
          <table:table-cell office:value-type="string" calcext:value-type="string">
            <text:p>1.46E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318</text:p>
          </table:table-cell>
        </table:table-row>
        <table:table-row table:style-name="ro1">
          <table:table-cell office:value-type="string" calcext:value-type="string">
            <text:p>J1907+0602</text:p>
          </table:table-cell>
          <table:table-cell office:value-type="string" calcext:value-type="string">
            <text:p>4XMM J190754.8+060214</text:p>
          </table:table-cell>
          <table:table-cell office:value-type="float" office:value="0.106643" calcext:value-type="float">
            <text:p>0,106643</text:p>
          </table:table-cell>
          <table:table-cell office:value-type="float" office:value="0.0000000000000865" calcext:value-type="float">
            <text:p>8,65E-14</text:p>
          </table:table-cell>
          <table:table-cell office:value-type="string" calcext:value-type="string">
            <text:p>2.576</text:p>
          </table:table-cell>
          <table:table-cell office:value-type="string" calcext:value-type="string">
            <text:p>4.43E31</text:p>
          </table:table-cell>
          <table:table-cell office:value-type="string" calcext:value-type="string">
            <text:p>2.70E30</text:p>
          </table:table-cell>
          <table:table-cell office:value-type="string" calcext:value-type="string">
            <text:p>4.13E31</text:p>
          </table:table-cell>
          <table:table-cell office:value-type="string" calcext:value-type="string">
            <text:p>2.36E35</text:p>
          </table:table-cell>
          <table:table-cell office:value-type="string" calcext:value-type="string">
            <text:p>Pandel &amp; Scott (2012)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76</text:p>
          </table:table-cell>
        </table:table-row>
        <table:table-row table:style-name="ro1">
          <table:table-cell office:value-type="string" calcext:value-type="string">
            <text:p>J1930+1852b</text:p>
          </table:table-cell>
          <table:table-cell office:value-type="string" calcext:value-type="string">
            <text:p>4XMM J193030.0+185214</text:p>
          </table:table-cell>
          <table:table-cell office:value-type="float" office:value="0.136855" calcext:value-type="float">
            <text:p>0,136855</text:p>
          </table:table-cell>
          <table:table-cell office:value-type="float" office:value="0.000000000000751" calcext:value-type="float">
            <text:p>7,51E-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55E34</text:p>
          </table:table-cell>
          <table:table-cell table:number-columns-repeated="3" office:value-type="string" calcext:value-type="string">
            <text:p>---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>Lu et al. (2007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1932+1059b</text:p>
          </table:table-cell>
          <table:table-cell office:value-type="string" calcext:value-type="string">
            <text:p>4XMM J193214.0+105933</text:p>
          </table:table-cell>
          <table:table-cell office:value-type="float" office:value="0.226519" calcext:value-type="float">
            <text:p>0,226519</text:p>
          </table:table-cell>
          <table:table-cell office:value-type="float" office:value="1.16E-015" calcext:value-type="float">
            <text:p>1,16E-1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2.97E30</text:p>
          </table:table-cell>
          <table:table-cell table:number-columns-repeated="3" office:value-type="string" calcext:value-type="string">
            <text:p>---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>Kim et al. (202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1</text:p>
          </table:table-cell>
        </table:table-row>
        <table:table-row table:style-name="ro1">
          <table:table-cell office:value-type="string" calcext:value-type="string">
            <text:p>J1952+3252b</text:p>
          </table:table-cell>
          <table:table-cell office:value-type="string" calcext:value-type="string">
            <text:p>2CXO J195258.2+325240</text:p>
          </table:table-cell>
          <table:table-cell office:value-type="float" office:value="0.039531" calcext:value-type="float">
            <text:p>0,039531</text:p>
          </table:table-cell>
          <table:table-cell office:value-type="float" office:value="5.84E-015" calcext:value-type="float">
            <text:p>5,84E-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91E33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1.59E35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>Smith et al. (2023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1957+5033</text:p>
          </table:table-cell>
          <table:table-cell office:value-type="string" calcext:value-type="string">
            <text:p>4XMM J195738.1+503321</text:p>
          </table:table-cell>
          <table:table-cell office:value-type="float" office:value="0.374807" calcext:value-type="float">
            <text:p>0,374807</text:p>
          </table:table-cell>
          <table:table-cell office:value-type="float" office:value="7.08E-015" calcext:value-type="float">
            <text:p>7,08E-15</text:p>
          </table:table-cell>
          <table:table-cell office:value-type="string" calcext:value-type="string">
            <text:p>1.365</text:p>
          </table:table-cell>
          <table:table-cell office:value-type="string" calcext:value-type="string">
            <text:p>1.53E31</text:p>
          </table:table-cell>
          <table:table-cell office:value-type="string" calcext:value-type="string">
            <text:p>7.03E30</text:p>
          </table:table-cell>
          <table:table-cell office:value-type="string" calcext:value-type="string">
            <text:p>7.41E30</text:p>
          </table:table-cell>
          <table:table-cell office:value-type="string" calcext:value-type="string">
            <text:p>5.83E33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>Zyuzin et al. (2021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65</text:p>
          </table:table-cell>
        </table:table-row>
        <table:table-row table:style-name="ro1">
          <table:table-cell office:value-type="string" calcext:value-type="string">
            <text:p>J1958+2846</text:p>
          </table:table-cell>
          <table:table-cell office:value-type="string" calcext:value-type="string">
            <text:p>2CXO J195840.0+284554</text:p>
          </table:table-cell>
          <table:table-cell office:value-type="float" office:value="0.290389" calcext:value-type="float">
            <text:p>0,290389</text:p>
          </table:table-cell>
          <table:table-cell office:value-type="float" office:value="0.000000000000212" calcext:value-type="float">
            <text:p>2,12E-13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.56E30</text:p>
          </table:table-cell>
          <table:table-cell office:value-type="string" calcext:value-type="string">
            <text:p>3.66E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4.82E34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95</text:p>
          </table:table-cell>
        </table:table-row>
        <table:table-row table:style-name="ro1">
          <table:table-cell office:value-type="string" calcext:value-type="string">
            <text:p>J2017+3625c</text:p>
          </table:table-cell>
          <table:table-cell office:value-type="string" calcext:value-type="string">
            <text:p>2CXO J201755.8+362507</text:p>
          </table:table-cell>
          <table:table-cell office:value-type="float" office:value="0.166749" calcext:value-type="float">
            <text:p>0,166749</text:p>
          </table:table-cell>
          <table:table-cell office:value-type="float" office:value="1.36E-015" calcext:value-type="float">
            <text:p>1,36E-15</text:p>
          </table:table-cell>
          <table:table-cell office:value-type="string" calcext:value-type="string">
            <text:p>&lt;0.656</text:p>
          </table:table-cell>
          <table:table-cell office:value-type="string" calcext:value-type="string">
            <text:p>&lt;1.03E30</text:p>
          </table:table-cell>
          <table:table-cell office:value-type="string" calcext:value-type="string">
            <text:p>&lt;2.06E29</text:p>
          </table:table-cell>
          <table:table-cell office:value-type="string" calcext:value-type="string">
            <text:p>&lt;8.56E29</text:p>
          </table:table-cell>
          <table:table-cell office:value-type="string" calcext:value-type="string">
            <text:p>&lt;2.01E36</text:p>
          </table:table-cell>
          <table:table-cell office:value-type="string" calcext:value-type="string">
            <text:p>Zyuzin et al. (2018)</text:p>
          </table:table-cell>
          <table:table-cell office:value-type="string" calcext:value-type="string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0.656</text:p>
          </table:table-cell>
        </table:table-row>
        <table:table-row table:style-name="ro1">
          <table:table-cell office:value-type="string" calcext:value-type="string">
            <text:p>J2021+3651b</text:p>
          </table:table-cell>
          <table:table-cell office:value-type="string" calcext:value-type="string">
            <text:p>4XMM J202105.3+365103</text:p>
          </table:table-cell>
          <table:table-cell office:value-type="float" office:value="0.103741" calcext:value-type="float">
            <text:p>0,103741</text:p>
          </table:table-cell>
          <table:table-cell office:value-type="float" office:value="0.0000000000000957" calcext:value-type="float">
            <text:p>9,57E-1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34E32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1.91E35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>Hessels et al. (2004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</text:p>
          </table:table-cell>
        </table:table-row>
        <table:table-row table:style-name="ro1">
          <table:table-cell office:value-type="string" calcext:value-type="string">
            <text:p>J2021+4026</text:p>
          </table:table-cell>
          <table:table-cell office:value-type="string" calcext:value-type="string">
            <text:p>4XMM J202130.7+402645</text:p>
          </table:table-cell>
          <table:table-cell office:value-type="float" office:value="0.265328" calcext:value-type="float">
            <text:p>0,265328</text:p>
          </table:table-cell>
          <table:table-cell office:value-type="float" office:value="0.0000000000000548" calcext:value-type="float">
            <text:p>5,48E-14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2.50E31</text:p>
          </table:table-cell>
          <table:table-cell office:value-type="string" calcext:value-type="string">
            <text:p>1.01E31</text:p>
          </table:table-cell>
          <table:table-cell office:value-type="string" calcext:value-type="string">
            <text:p>1.46E31</text:p>
          </table:table-cell>
          <table:table-cell office:value-type="string" calcext:value-type="string">
            <text:p>2.16E35</text:p>
          </table:table-cell>
          <table:table-cell office:value-type="string" calcext:value-type="string">
            <text:p>Razzano et al. (2023)</text:p>
          </table:table-cell>
          <table:table-cell office:value-type="string" calcext:value-type="string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5</text:p>
          </table:table-cell>
        </table:table-row>
        <table:table-row table:style-name="ro1">
          <table:table-cell office:value-type="string" calcext:value-type="string">
            <text:p>J2022+3842</text:p>
          </table:table-cell>
          <table:table-cell office:value-type="string" calcext:value-type="string">
            <text:p>2CXO J202221.6+384214</text:p>
          </table:table-cell>
          <table:table-cell office:value-type="float" office:value="0.048579" calcext:value-type="float">
            <text:p>0,048579</text:p>
          </table:table-cell>
          <table:table-cell office:value-type="float" office:value="0.0000000000000861" calcext:value-type="float">
            <text:p>8,61E-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.76E33</text:p>
          </table:table-cell>
          <table:table-cell office:value-type="string" calcext:value-type="string">
            <text:p>3.04E32</text:p>
          </table:table-cell>
          <table:table-cell office:value-type="string" calcext:value-type="string">
            <text:p>4.49E33</text:p>
          </table:table-cell>
          <table:table-cell office:value-type="string" calcext:value-type="string">
            <text:p>3.17E35</text:p>
          </table:table-cell>
          <table:table-cell office:value-type="string" calcext:value-type="string">
            <text:p>Chang et al. (2023)</text:p>
          </table:table-cell>
          <table:table-cell office:value-type="string" calcext:value-type="string">
            <text:p>Smith et al. (2023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2027+7502</text:p>
          </table:table-cell>
          <table:table-cell office:value-type="string" calcext:value-type="string">
            <text:p>SRG/eROSITA J202723.0-750232</text:p>
          </table:table-cell>
          <table:table-cell office:value-type="float" office:value="0.515219" calcext:value-type="float">
            <text:p>0,515219</text:p>
          </table:table-cell>
          <table:table-cell office:value-type="float" office:value="8.89E-016" calcext:value-type="float">
            <text:p>8,89E-16</text:p>
          </table:table-cell>
          <table:table-cell office:value-type="string" calcext:value-type="string">
            <text:p>0.743</text:p>
          </table:table-cell>
          <table:table-cell office:value-type="string" calcext:value-type="string">
            <text:p>4.76E3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hibanov(2025)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43</text:p>
          </table:table-cell>
        </table:table-row>
        <table:table-row table:style-name="ro1">
          <table:table-cell office:value-type="string" calcext:value-type="string">
            <text:p>J2030+4415</text:p>
          </table:table-cell>
          <table:table-cell office:value-type="string" calcext:value-type="string">
            <text:p>2CXO J203051.3+441539</text:p>
          </table:table-cell>
          <table:table-cell office:value-type="float" office:value="0.227071" calcext:value-type="float">
            <text:p>0,227071</text:p>
          </table:table-cell>
          <table:table-cell office:value-type="float" office:value="5.05E-015" calcext:value-type="float">
            <text:p>5,05E-15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9.08E29</text:p>
          </table:table-cell>
          <table:table-cell office:value-type="string" calcext:value-type="string">
            <text:p>3.89E29</text:p>
          </table:table-cell>
          <table:table-cell office:value-type="string" calcext:value-type="string">
            <text:p>5.03E29</text:p>
          </table:table-cell>
          <table:table-cell office:value-type="string" calcext:value-type="string">
            <text:p>1.32E33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2</text:p>
          </table:table-cell>
        </table:table-row>
        <table:table-row table:style-name="ro1">
          <table:table-cell office:value-type="string" calcext:value-type="string">
            <text:p>J2043+2740</text:p>
          </table:table-cell>
          <table:table-cell office:value-type="string" calcext:value-type="string">
            <text:p>4XMM J204343.4+274056</text:p>
          </table:table-cell>
          <table:table-cell office:value-type="float" office:value="0.096131" calcext:value-type="float">
            <text:p>0,096131</text:p>
          </table:table-cell>
          <table:table-cell office:value-type="float" office:value="1.27E-015" calcext:value-type="float">
            <text:p>1,27E-15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7.69E30</text:p>
          </table:table-cell>
          <table:table-cell office:value-type="string" calcext:value-type="string">
            <text:p>3.86E30</text:p>
          </table:table-cell>
          <table:table-cell office:value-type="string" calcext:value-type="string">
            <text:p>3.30E30</text:p>
          </table:table-cell>
          <table:table-cell office:value-type="string" calcext:value-type="string">
            <text:p>2.37E33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8</text:p>
          </table:table-cell>
        </table:table-row>
        <table:table-row table:style-name="ro1">
          <table:table-cell office:value-type="string" calcext:value-type="string">
            <text:p>J2055+2539</text:p>
          </table:table-cell>
          <table:table-cell office:value-type="string" calcext:value-type="string">
            <text:p>4XMM J205548.9+253958</text:p>
          </table:table-cell>
          <table:table-cell office:value-type="float" office:value="0.319561" calcext:value-type="float">
            <text:p>0,319561</text:p>
          </table:table-cell>
          <table:table-cell office:value-type="float" office:value="4.1E-015" calcext:value-type="float">
            <text:p>4,1E-15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9.89E29</text:p>
          </table:table-cell>
          <table:table-cell office:value-type="string" calcext:value-type="string">
            <text:p>4.06E29</text:p>
          </table:table-cell>
          <table:table-cell office:value-type="string" calcext:value-type="string">
            <text:p>5.82E29</text:p>
          </table:table-cell>
          <table:table-cell office:value-type="string" calcext:value-type="string">
            <text:p>2.44E33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>Marelli et al. (2016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string" calcext:value-type="string">
            <text:p>J2139+4716c</text:p>
          </table:table-cell>
          <table:table-cell office:value-type="string" calcext:value-type="string">
            <text:p>2CXO J213955.9+471613</text:p>
          </table:table-cell>
          <table:table-cell office:value-type="float" office:value="0.282849" calcext:value-type="float">
            <text:p>0,282849</text:p>
          </table:table-cell>
          <table:table-cell office:value-type="float" office:value="1.79E-015" calcext:value-type="float">
            <text:p>1,79E-15</text:p>
          </table:table-cell>
          <table:table-cell office:value-type="string" calcext:value-type="string">
            <text:p>&lt;0.8</text:p>
          </table:table-cell>
          <table:table-cell office:value-type="string" calcext:value-type="string">
            <text:p>&lt;5.7E29</text:p>
          </table:table-cell>
          <table:table-cell office:value-type="string" calcext:value-type="string">
            <text:p>&lt;1.1E29</text:p>
          </table:table-cell>
          <table:table-cell office:value-type="string" calcext:value-type="string">
            <text:p>&lt;4.88E29</text:p>
          </table:table-cell>
          <table:table-cell office:value-type="string" calcext:value-type="string">
            <text:p>&lt;4.65E35</text:p>
          </table:table-cell>
          <table:table-cell office:value-type="string" calcext:value-type="string">
            <text:p>Pletsch et al. (2012)</text:p>
          </table:table-cell>
          <table:table-cell office:value-type="string" calcext:value-type="string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0.8</text:p>
          </table:table-cell>
        </table:table-row>
        <table:table-row table:style-name="ro1">
          <table:table-cell office:value-type="string" calcext:value-type="string">
            <text:p>J2225+6535b</text:p>
          </table:table-cell>
          <table:table-cell office:value-type="string" calcext:value-type="string">
            <text:p>2CXO J222552.8+653536</text:p>
          </table:table-cell>
          <table:table-cell office:value-type="float" office:value="0.682542" calcext:value-type="float">
            <text:p>0,682542</text:p>
          </table:table-cell>
          <table:table-cell office:value-type="float" office:value="9.66E-015" calcext:value-type="float">
            <text:p>9,66E-1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5E30</text:p>
          </table:table-cell>
          <table:table-cell table:number-columns-repeated="3" office:value-type="string" calcext:value-type="string">
            <text:p>---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</table:table-row>
        <table:table-row table:style-name="ro1">
          <table:table-cell office:value-type="string" calcext:value-type="string">
            <text:p>J2229+6114b</text:p>
          </table:table-cell>
          <table:table-cell office:value-type="string" calcext:value-type="string">
            <text:p>2CXO J222905.2+611409</text:p>
          </table:table-cell>
          <table:table-cell office:value-type="float" office:value="0.051648" calcext:value-type="float">
            <text:p>0,051648</text:p>
          </table:table-cell>
          <table:table-cell office:value-type="float" office:value="0.0000000000000774" calcext:value-type="float">
            <text:p>7,74E-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82E32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2.59E35</text:p>
          </table:table-cell>
          <table:table-cell office:value-type="string" calcext:value-type="string">
            <text:p>Hsiang &amp; Chang (2021)</text:p>
          </table:table-cell>
          <table:table-cell office:value-type="string" calcext:value-type="string">
            <text:p>Smith et al. (2023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2238+5903</text:p>
          </table:table-cell>
          <table:table-cell office:value-type="string" calcext:value-type="string">
            <text:p>SRG/eROSITA J223828.0-590344</text:p>
          </table:table-cell>
          <table:table-cell office:value-type="float" office:value="0.162734" calcext:value-type="float">
            <text:p>0,162734</text:p>
          </table:table-cell>
          <table:table-cell office:value-type="float" office:value="0.000000000000097" calcext:value-type="float">
            <text:p>9,7E-1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6.70E31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&lt;1.02E36</text:p>
          </table:table-cell>
          <table:table-cell office:value-type="string" calcext:value-type="string">
            <text:p>Shibanov(2025)</text:p>
          </table:table-cell>
          <table:table-cell office:value-type="string" calcext:value-type="string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6-03-16T10:12:43.744864177</dc:date>
    <meta:editing-duration>PT1H2M3S</meta:editing-duration>
    <meta:editing-cycles>17</meta:editing-cycles>
    <meta:document-statistic meta:table-count="1" meta:cell-count="1456" meta:object-count="0"/>
  </office:meta>
</office:document-meta>
</file>